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3"/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419500" table:style-name="ce7">
            <text:p>2.4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041000" table:style-name="ce9">
            <text:p>15.041.000</text:p>
          </table:table-cell>
          <table:table-cell office:value-type="float" office:value="14985605.5" table:style-name="ce9">
            <text:p>14.985.606</text:p>
          </table:table-cell>
          <table:table-cell office:value-type="percentage" office:value="0.99631709992686657" table:style-name="ce10">
            <text:p>99,6%</text:p>
          </table:table-cell>
          <table:table-cell office:value-type="float" office:value="7159083" table:style-name="ce8">
            <text:p>7.159.083</text:p>
          </table:table-cell>
          <table:table-cell office:value-type="float" office:value="6840381" table:style-name="ce8">
            <text:p>6.840.381</text:p>
          </table:table-cell>
          <table:table-cell office:value-type="float" office:value="1999724" table:style-name="ce8">
            <text:p>1.999.724</text:p>
          </table:table-cell>
          <table:table-cell office:value-type="date" office:date-value="2021-12-29T00:00:00" table:style-name="ce11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347194" table:style-name="ce14">
            <text:p>2.347.194</text:p>
          </table:table-cell>
          <table:table-cell office:value-type="percentage" office:value="0.978398643443812" table:style-name="ce15">
            <text:p>97,8%</text:p>
          </table:table-cell>
          <table:table-cell office:value-type="float" office:value="1112271" table:style-name="ce13">
            <text:p>1.112.271</text:p>
          </table:table-cell>
          <table:table-cell office:value-type="float" office:value="1061789" table:style-name="ce13">
            <text:p>1.061.789</text:p>
          </table:table-cell>
          <table:table-cell office:value-type="float" office:value="402990" table:style-name="ce13">
            <text:p>402.990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91040" table:style-name="ce7">
            <text:p>3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25965" table:style-name="ce14">
            <text:p>2.125.965</text:p>
          </table:table-cell>
          <table:table-cell office:value-type="float" office:value="2058396" table:style-name="ce14">
            <text:p>2.058.396</text:p>
          </table:table-cell>
          <table:table-cell office:value-type="percentage" office:value="0.96821725663404623" table:style-name="ce15">
            <text:p>96,8%</text:p>
          </table:table-cell>
          <table:table-cell office:value-type="float" office:value="899034" table:style-name="ce13">
            <text:p>899.034</text:p>
          </table:table-cell>
          <table:table-cell office:value-type="float" office:value="868750" table:style-name="ce13">
            <text:p>868.750</text:p>
          </table:table-cell>
          <table:table-cell office:value-type="float" office:value="450119" table:style-name="ce13">
            <text:p>450.119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03774" table:style-name="ce14">
            <text:p>2.103.774</text:p>
          </table:table-cell>
          <table:table-cell office:value-type="float" office:value="1837833" table:style-name="ce14">
            <text:p>1.837.833</text:p>
          </table:table-cell>
          <table:table-cell office:value-type="percentage" office:value="0.87358860790179937" table:style-name="ce15">
            <text:p>87,4%</text:p>
          </table:table-cell>
          <table:table-cell office:value-type="float" office:value="897043" table:style-name="ce13">
            <text:p>897.043</text:p>
          </table:table-cell>
          <table:table-cell office:value-type="float" office:value="864235" table:style-name="ce13">
            <text:p>864.235</text:p>
          </table:table-cell>
          <table:table-cell office:value-type="float" office:value="241848" table:style-name="ce13">
            <text:p>241.848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643783.5" table:style-name="ce14">
            <text:p>3.643.784</text:p>
          </table:table-cell>
          <table:table-cell office:value-type="percentage" office:value="0.9660288394239539" table:style-name="ce15">
            <text:p>96,6%</text:p>
          </table:table-cell>
          <table:table-cell office:value-type="float" office:value="1748354" table:style-name="ce13">
            <text:p>1.748.354</text:p>
          </table:table-cell>
          <table:table-cell office:value-type="float" office:value="1661825" table:style-name="ce13">
            <text:p>1.661.825</text:p>
          </table:table-cell>
          <table:table-cell office:value-type="float" office:value="510018" table:style-name="ce13">
            <text:p>510.018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7900" table:style-name="ce7">
            <text:p>127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7605" table:style-name="ce14">
            <text:p>1.137.605</text:p>
          </table:table-cell>
          <table:table-cell office:value-type="float" office:value="1099265" table:style-name="ce14">
            <text:p>1.099.265</text:p>
          </table:table-cell>
          <table:table-cell office:value-type="percentage" office:value="0.96629761648375312" table:style-name="ce15">
            <text:p>96,6%</text:p>
          </table:table-cell>
          <table:table-cell office:value-type="float" office:value="504267" table:style-name="ce13">
            <text:p>504.267</text:p>
          </table:table-cell>
          <table:table-cell office:value-type="float" office:value="482597" table:style-name="ce13">
            <text:p>482.597</text:p>
          </table:table-cell>
          <table:table-cell office:value-type="float" office:value="190168" table:style-name="ce13">
            <text:p>190.168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3" table:style-name="ce7">
            <text:p>3.867.393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094443" table:style-name="ce14">
            <text:p>5.094.443</text:p>
          </table:table-cell>
          <table:table-cell office:value-type="float" office:value="4719044.5" table:style-name="ce14">
            <text:p>4.719.045</text:p>
          </table:table-cell>
          <table:table-cell office:value-type="percentage" office:value="0.92631216013212825" table:style-name="ce15">
            <text:p>92,6%</text:p>
          </table:table-cell>
          <table:table-cell office:value-type="float" office:value="2075898" table:style-name="ce13">
            <text:p>2.075.898</text:p>
          </table:table-cell>
          <table:table-cell office:value-type="float" office:value="1992155" table:style-name="ce13">
            <text:p>1.992.155</text:p>
          </table:table-cell>
          <table:table-cell office:value-type="float" office:value="934093" table:style-name="ce13">
            <text:p>934.093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751270" table:style-name="ce7">
            <text:p>75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818850" table:style-name="ce14">
            <text:p>3.818.850</text:p>
          </table:table-cell>
          <table:table-cell office:value-type="float" office:value="3523262" table:style-name="ce14">
            <text:p>3.523.262</text:p>
          </table:table-cell>
          <table:table-cell office:value-type="percentage" office:value="0.92259764065098127" table:style-name="ce15">
            <text:p>92,3%</text:p>
          </table:table-cell>
          <table:table-cell office:value-type="float" office:value="1690781" table:style-name="ce13">
            <text:p>1.690.781</text:p>
          </table:table-cell>
          <table:table-cell office:value-type="float" office:value="1578318" table:style-name="ce13">
            <text:p>1.578.318</text:p>
          </table:table-cell>
          <table:table-cell office:value-type="float" office:value="589757" table:style-name="ce13">
            <text:p>589.757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2778822.5" table:style-name="ce14">
            <text:p>12.778.823</text:p>
          </table:table-cell>
          <table:table-cell office:value-type="percentage" office:value="0.95731197536829571" table:style-name="ce15">
            <text:p>95,7%</text:p>
          </table:table-cell>
          <table:table-cell office:value-type="float" office:value="6287830" table:style-name="ce13">
            <text:p>6.287.830</text:p>
          </table:table-cell>
          <table:table-cell office:value-type="float" office:value="5982727" table:style-name="ce13">
            <text:p>5.982.727</text:p>
          </table:table-cell>
          <table:table-cell office:value-type="float" office:value="2029659" table:style-name="ce13">
            <text:p>2.029.659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326855" table:style-name="ce14">
            <text:p>9.326.855</text:p>
          </table:table-cell>
          <table:table-cell office:value-type="float" office:value="8939839.5" table:style-name="ce14">
            <text:p>8.939.840</text:p>
          </table:table-cell>
          <table:table-cell office:value-type="percentage" office:value="0.95850525177029122" table:style-name="ce15">
            <text:p>95,9%</text:p>
          </table:table-cell>
          <table:table-cell office:value-type="float" office:value="4242977" table:style-name="ce13">
            <text:p>4.242.977</text:p>
          </table:table-cell>
          <table:table-cell office:value-type="float" office:value="4054572" table:style-name="ce13">
            <text:p>4.054.572</text:p>
          </table:table-cell>
          <table:table-cell office:value-type="float" office:value="1425579" table:style-name="ce13">
            <text:p>1.425.579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45" table:style-name="ce13">
            <text:p>41.245</text:p>
          </table:table-cell>
          <table:table-cell office:value-type="float" office:value="1949848" table:style-name="ce14">
            <text:p>1.949.848</text:p>
          </table:table-cell>
          <table:table-cell office:value-type="float" office:value="2026564.5" table:style-name="ce14">
            <text:p>2.026.565</text:p>
          </table:table-cell>
          <table:table-cell office:value-type="percentage" office:value="1" table:style-name="ce15">
            <text:p>100,0%</text:p>
          </table:table-cell>
          <table:table-cell office:value-type="float" office:value="930275" table:style-name="ce13">
            <text:p>930.275</text:p>
          </table:table-cell>
          <table:table-cell office:value-type="float" office:value="890111" table:style-name="ce13">
            <text:p>890.111</text:p>
          </table:table-cell>
          <table:table-cell office:value-type="float" office:value="357747" table:style-name="ce13">
            <text:p>357.747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60000" table:style-name="ce7">
            <text:p>760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390679" table:style-name="ce14">
            <text:p>5.390.679</text:p>
          </table:table-cell>
          <table:table-cell office:value-type="float" office:value="5502428.5" table:style-name="ce14">
            <text:p>5.502.429</text:p>
          </table:table-cell>
          <table:table-cell office:value-type="percentage" office:value="1" table:style-name="ce15">
            <text:p>100,0%</text:p>
          </table:table-cell>
          <table:table-cell office:value-type="float" office:value="2380226" table:style-name="ce13">
            <text:p>2.380.226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334570" table:style-name="ce13">
            <text:p>1.334.570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68735" table:style-name="ce14">
            <text:p>568.735</text:p>
          </table:table-cell>
          <table:table-cell office:value-type="percentage" office:value="0.95858791009683042" table:style-name="ce15">
            <text:p>95,9%</text:p>
          </table:table-cell>
          <table:table-cell office:value-type="float" office:value="269204" table:style-name="ce13">
            <text:p>269.204</text:p>
          </table:table-cell>
          <table:table-cell office:value-type="float" office:value="258004" table:style-name="ce13">
            <text:p>258.004</text:p>
          </table:table-cell>
          <table:table-cell office:value-type="float" office:value="97624" table:style-name="ce13">
            <text:p>97.624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096885" table:style-name="ce14">
            <text:p>12.096.885</text:p>
          </table:table-cell>
          <table:table-cell office:value-type="float" office:value="11414404.5" table:style-name="ce14">
            <text:p>11.414.405</text:p>
          </table:table-cell>
          <table:table-cell office:value-type="percentage" office:value="0.94358212878770031" table:style-name="ce15">
            <text:p>94,4%</text:p>
          </table:table-cell>
          <table:table-cell office:value-type="float" office:value="5544871" table:style-name="ce13">
            <text:p>5.544.871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846837" table:style-name="ce13">
            <text:p>1.846.837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507851.5" table:style-name="ce14">
            <text:p>2.507.852</text:p>
          </table:table-cell>
          <table:table-cell office:value-type="percentage" office:value="0.98147935072940207" table:style-name="ce15">
            <text:p>98,1%</text:p>
          </table:table-cell>
          <table:table-cell office:value-type="float" office:value="1249647" table:style-name="ce13">
            <text:p>1.249.647</text:p>
          </table:table-cell>
          <table:table-cell office:value-type="float" office:value="1187763" table:style-name="ce13">
            <text:p>1.187.763</text:p>
          </table:table-cell>
          <table:table-cell office:value-type="float" office:value="348801" table:style-name="ce13">
            <text:p>348.801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26925" table:style-name="ce14">
            <text:p>1.226.925</text:p>
          </table:table-cell>
          <table:table-cell office:value-type="float" office:value="1173044.5" table:style-name="ce14">
            <text:p>1.173.045</text:p>
          </table:table-cell>
          <table:table-cell office:value-type="percentage" office:value="0.95608492776657095" table:style-name="ce15">
            <text:p>95,6%</text:p>
          </table:table-cell>
          <table:table-cell office:value-type="float" office:value="549734" table:style-name="ce13">
            <text:p>549.734</text:p>
          </table:table-cell>
          <table:table-cell office:value-type="float" office:value="527142" table:style-name="ce13">
            <text:p>527.142</text:p>
          </table:table-cell>
          <table:table-cell office:value-type="float" office:value="202456" table:style-name="ce13">
            <text:p>202.456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191320" table:style-name="ce14">
            <text:p>4.191.320</text:p>
          </table:table-cell>
          <table:table-cell office:value-type="float" office:value="3957657.5" table:style-name="ce14">
            <text:p>3.957.658</text:p>
          </table:table-cell>
          <table:table-cell office:value-type="percentage" office:value="0.94425085653207108" table:style-name="ce15">
            <text:p>94,4%</text:p>
          </table:table-cell>
          <table:table-cell office:value-type="float" office:value="1890542" table:style-name="ce13">
            <text:p>1.890.542</text:p>
          </table:table-cell>
          <table:table-cell office:value-type="float" office:value="1800975" table:style-name="ce13">
            <text:p>1.800.975</text:p>
          </table:table-cell>
          <table:table-cell office:value-type="float" office:value="711808" table:style-name="ce13">
            <text:p>711.808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29533.5" table:style-name="ce14">
            <text:p>129.534</text:p>
          </table:table-cell>
          <table:table-cell office:value-type="percentage" office:value="0.87389779052116712" table:style-name="ce15">
            <text:p>87,4%</text:p>
          </table:table-cell>
          <table:table-cell office:value-type="float" office:value="65979" table:style-name="ce13">
            <text:p>65.979</text:p>
          </table:table-cell>
          <table:table-cell office:value-type="float" office:value="61129" table:style-name="ce13">
            <text:p>61.129</text:p>
          </table:table-cell>
          <table:table-cell office:value-type="float" office:value="15611" table:style-name="ce13">
            <text:p>15.611</text:p>
          </table:table-cell>
          <table:table-cell office:value-type="date" office:date-value="2021-12-29T00:00:00" table:style-name="ce16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6531.5" table:style-name="ce14">
            <text:p>126.532</text:p>
          </table:table-cell>
          <table:table-cell office:value-type="percentage" office:value="0.8601733514615908" table:style-name="ce15">
            <text:p>86,0%</text:p>
          </table:table-cell>
          <table:table-cell office:value-type="float" office:value="63577" table:style-name="ce13">
            <text:p>63.577</text:p>
          </table:table-cell>
          <table:table-cell office:value-type="float" office:value="58303" table:style-name="ce13">
            <text:p>58.303</text:p>
          </table:table-cell>
          <table:table-cell office:value-type="float" office:value="18625" table:style-name="ce13">
            <text:p>18.625</text:p>
          </table:table-cell>
          <table:table-cell office:value-type="date" office:date-value="2021-12-29T00:00:00" table:style-name="ce17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9341" table:style-name="ce14">
            <text:p>179.341</text:p>
          </table:table-cell>
          <table:table-cell office:value-type="percentage" office:value="0.84499948171392492" table:style-name="ce15">
            <text:p>84,5%</text:p>
          </table:table-cell>
          <table:table-cell office:value-type="float" office:value="95301" table:style-name="ce13">
            <text:p>95.301</text:p>
          </table:table-cell>
          <table:table-cell office:value-type="float" office:value="91287" table:style-name="ce13">
            <text:p>91.287</text:p>
          </table:table-cell>
          <table:table-cell office:value-type="float" office:value="34706" table:style-name="ce13">
            <text:p>34.706</text:p>
          </table:table-cell>
          <table:table-cell office:value-type="date" office:date-value="2021-12-29T00:00:00" table:style-name="ce17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980" table:style-name="ce7">
            <text:p>5.98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620" table:style-name="ce14">
            <text:p>10.620</text:p>
          </table:table-cell>
          <table:table-cell office:value-type="float" office:value="10659" table:style-name="ce14">
            <text:p>10.659</text:p>
          </table:table-cell>
          <table:table-cell office:value-type="percentage" office:value="1" table:style-name="ce15">
            <text:p>100,0%</text:p>
          </table:table-cell>
          <table:table-cell office:value-type="float" office:value="7823" table:style-name="ce13">
            <text:p>7.823</text:p>
          </table:table-cell>
          <table:table-cell office:value-type="float" office:value="7360" table:style-name="ce13">
            <text:p>7.360</text:p>
          </table:table-cell>
          <table:table-cell office:value-type="float" office:value="292" table:style-name="ce13">
            <text:p>292</text:p>
          </table:table-cell>
          <table:table-cell office:value-type="date" office:date-value="2021-12-29T00:00:00" table:style-name="ce17">
            <text:p>2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3" table:style-name="ce19">
            <text:p>59.085.843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5041710" table:style-name="ce20">
            <text:p>15.041.71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25" table:style-name="ce22">
            <text:p>2.140.525</text:p>
          </table:table-cell>
          <table:table-cell office:value-type="float" office:value="86690398" table:style-name="ce23">
            <text:p>86.690.398</text:p>
          </table:table-cell>
          <table:table-cell office:value-type="float" office:value="83529796.5" table:style-name="ce23">
            <text:p>83.529.797</text:p>
          </table:table-cell>
          <table:table-cell office:value-type="percentage" office:value="0.96354150433131014" table:style-name="ce24">
            <text:p>96,4%</text:p>
          </table:table-cell>
          <table:table-cell office:value-type="float" office:value="39664717" table:style-name="ce23">
            <text:p>39.664.717</text:p>
          </table:table-cell>
          <table:table-cell office:value-type="float" office:value="37869504" table:style-name="ce23">
            <text:p>37.869.504</text:p>
          </table:table-cell>
          <table:table-cell office:value-type="float" office:value="13743032" table:style-name="ce23">
            <text:p>13.743.03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73016" table:style-name="ce31">
            <text:p>6.973.016</text:p>
          </table:table-cell>
          <table:table-cell office:value-type="percentage" office:value="0.93572724009406905" table:style-name="ce32">
            <text:p>93,6%</text:p>
          </table:table-cell>
          <table:table-cell office:value-type="float" office:value="6840381" table:style-name="ce31">
            <text:p>6.840.381</text:p>
          </table:table-cell>
          <table:table-cell office:value-type="percentage" office:value="0.91792860282005773" table:style-name="ce32">
            <text:p>91,8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4512" table:style-name="ce31">
            <text:p>1.084.512</text:p>
          </table:table-cell>
          <table:table-cell office:value-type="percentage" office:value="0.91509652073098902" table:style-name="ce32">
            <text:p>91,5%</text:p>
          </table:table-cell>
          <table:table-cell office:value-type="float" office:value="1061789" table:style-name="ce31">
            <text:p>1.061.789</text:p>
          </table:table-cell>
          <table:table-cell office:value-type="percentage" office:value="0.89592316143153428" table:style-name="ce32">
            <text:p>89,6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8558" table:style-name="ce31">
            <text:p>878.558</text:p>
          </table:table-cell>
          <table:table-cell office:value-type="percentage" office:value="0.94071378169814124" table:style-name="ce32">
            <text:p>94,1%</text:p>
          </table:table-cell>
          <table:table-cell office:value-type="float" office:value="868750" table:style-name="ce31">
            <text:p>868.750</text:p>
          </table:table-cell>
          <table:table-cell office:value-type="percentage" office:value="0.93021189022268336" table:style-name="ce32">
            <text:p>93,0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5653" table:style-name="ce31">
            <text:p>885.653</text:p>
          </table:table-cell>
          <table:table-cell office:value-type="percentage" office:value="0.85581335572590489" table:style-name="ce32">
            <text:p>85,6%</text:p>
          </table:table-cell>
          <table:table-cell office:value-type="float" office:value="864235" table:style-name="ce31">
            <text:p>864.235</text:p>
          </table:table-cell>
          <table:table-cell office:value-type="percentage" office:value="0.83511697638440496" table:style-name="ce32">
            <text:p>83,5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13274" table:style-name="ce31">
            <text:p>1.713.274</text:p>
          </table:table-cell>
          <table:table-cell office:value-type="percentage" office:value="0.87377433605300769" table:style-name="ce32">
            <text:p>87,4%</text:p>
          </table:table-cell>
          <table:table-cell office:value-type="float" office:value="1661825" table:style-name="ce31">
            <text:p>1.661.825</text:p>
          </table:table-cell>
          <table:table-cell office:value-type="percentage" office:value="0.84753520803519422" table:style-name="ce32">
            <text:p>84,8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0305" table:style-name="ce31">
            <text:p>490.305</text:p>
          </table:table-cell>
          <table:table-cell office:value-type="percentage" office:value="0.93546983841702491" table:style-name="ce32">
            <text:p>93,5%</text:p>
          </table:table-cell>
          <table:table-cell office:value-type="float" office:value="482597" table:style-name="ce31">
            <text:p>482.597</text:p>
          </table:table-cell>
          <table:table-cell office:value-type="percentage" office:value="0.92076347908045186" table:style-name="ce32">
            <text:p>92,1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1736" table:style-name="ce31">
            <text:p>2.031.736</text:p>
          </table:table-cell>
          <table:table-cell office:value-type="percentage" office:value="0.93359365845790909" table:style-name="ce32">
            <text:p>93,4%</text:p>
          </table:table-cell>
          <table:table-cell office:value-type="float" office:value="1992155" table:style-name="ce31">
            <text:p>1.992.155</text:p>
          </table:table-cell>
          <table:table-cell office:value-type="percentage" office:value="0.91540597531628909" table:style-name="ce32">
            <text:p>91,5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6100" table:style-name="ce31">
            <text:p>1.646.100</text:p>
          </table:table-cell>
          <table:table-cell office:value-type="percentage" office:value="0.91005891250696602" table:style-name="ce32">
            <text:p>91,0%</text:p>
          </table:table-cell>
          <table:table-cell office:value-type="float" office:value="1578318" table:style-name="ce31">
            <text:p>1.578.318</text:p>
          </table:table-cell>
          <table:table-cell office:value-type="percentage" office:value="0.87258511795769977" table:style-name="ce32">
            <text:p>87,3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70702" table:style-name="ce31">
            <text:p>6.170.702</text:p>
          </table:table-cell>
          <table:table-cell office:value-type="percentage" office:value="0.89842436913615475" table:style-name="ce32">
            <text:p>89,8%</text:p>
          </table:table-cell>
          <table:table-cell office:value-type="float" office:value="5982727" table:style-name="ce31">
            <text:p>5.982.727</text:p>
          </table:table-cell>
          <table:table-cell office:value-type="percentage" office:value="0.87105611819997786" table:style-name="ce32">
            <text:p>87,1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37425" table:style-name="ce31">
            <text:p>4.137.425</text:p>
          </table:table-cell>
          <table:table-cell office:value-type="percentage" office:value="0.92179186665178403" table:style-name="ce32">
            <text:p>92,2%</text:p>
          </table:table-cell>
          <table:table-cell office:value-type="float" office:value="4054572" table:style-name="ce31">
            <text:p>4.054.572</text:p>
          </table:table-cell>
          <table:table-cell office:value-type="percentage" office:value="0.90333274738612968" table:style-name="ce32">
            <text:p>90,3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5622" table:style-name="ce31">
            <text:p>905.622</text:p>
          </table:table-cell>
          <table:table-cell office:value-type="percentage" office:value="0.94984985898386576" table:style-name="ce32">
            <text:p>95,0%</text:p>
          </table:table-cell>
          <table:table-cell office:value-type="float" office:value="890111" table:style-name="ce31">
            <text:p>890.111</text:p>
          </table:table-cell>
          <table:table-cell office:value-type="percentage" office:value="0.9335813483219132" table:style-name="ce32">
            <text:p>93,4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521" table:style-name="ce31">
            <text:p>264.521</text:p>
          </table:table-cell>
          <table:table-cell office:value-type="percentage" office:value="0.93151037081381838" table:style-name="ce32">
            <text:p>93,2%</text:p>
          </table:table-cell>
          <table:table-cell office:value-type="float" office:value="258004" table:style-name="ce31">
            <text:p>258.004</text:p>
          </table:table-cell>
          <table:table-cell office:value-type="percentage" office:value="0.90856076346092896" table:style-name="ce32">
            <text:p>90,9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0139" table:style-name="ce31">
            <text:p>1.220.139</text:p>
          </table:table-cell>
          <table:table-cell office:value-type="percentage" office:value="0.93130642062623981" table:style-name="ce32">
            <text:p>93,1%</text:p>
          </table:table-cell>
          <table:table-cell office:value-type="float" office:value="1187763" table:style-name="ce31">
            <text:p>1.187.763</text:p>
          </table:table-cell>
          <table:table-cell office:value-type="percentage" office:value="0.90659450118575391" table:style-name="ce32">
            <text:p>90,7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5835" table:style-name="ce31">
            <text:p>535.835</text:p>
          </table:table-cell>
          <table:table-cell office:value-type="percentage" office:value="0.92170175142856159" table:style-name="ce32">
            <text:p>92,2%</text:p>
          </table:table-cell>
          <table:table-cell office:value-type="float" office:value="527142" table:style-name="ce31">
            <text:p>527.142</text:p>
          </table:table-cell>
          <table:table-cell office:value-type="percentage" office:value="0.90674872796953321" table:style-name="ce32">
            <text:p>90,7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45006" table:style-name="ce31">
            <text:p>1.845.006</text:p>
          </table:table-cell>
          <table:table-cell office:value-type="percentage" office:value="0.92996925818937337" table:style-name="ce32">
            <text:p>93,0%</text:p>
          </table:table-cell>
          <table:table-cell office:value-type="float" office:value="1800975" table:style-name="ce31">
            <text:p>1.800.975</text:p>
          </table:table-cell>
          <table:table-cell office:value-type="percentage" office:value="0.90777557621363114" table:style-name="ce32">
            <text:p>90,8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966" table:style-name="ce31">
            <text:p>63.966</text:p>
          </table:table-cell>
          <table:table-cell office:value-type="percentage" office:value="0.90137391671950962" table:style-name="ce32">
            <text:p>90,1%</text:p>
          </table:table-cell>
          <table:table-cell office:value-type="float" office:value="61129" table:style-name="ce31">
            <text:p>61.129</text:p>
          </table:table-cell>
          <table:table-cell office:value-type="percentage" office:value="0.86139646304516315" table:style-name="ce32">
            <text:p>86,1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095" table:style-name="ce31">
            <text:p>61.095</text:p>
          </table:table-cell>
          <table:table-cell office:value-type="percentage" office:value="0.86137860053294235" table:style-name="ce32">
            <text:p>86,1%</text:p>
          </table:table-cell>
          <table:table-cell office:value-type="float" office:value="58303" table:style-name="ce31">
            <text:p>58.303</text:p>
          </table:table-cell>
          <table:table-cell office:value-type="percentage" office:value="0.82201418359721967" table:style-name="ce32">
            <text:p>82,2%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01" table:style-name="ce31">
            <text:p>95.301</text:p>
          </table:table-cell>
          <table:table-cell office:value-type="string" table:style-name="ce32">
            <text:p>-</text:p>
          </table:table-cell>
          <table:table-cell office:value-type="float" office:value="91287" table:style-name="ce31">
            <text:p>91.287</text:p>
          </table:table-cell>
          <table:table-cell office:value-type="string" table:style-name="ce32">
            <text:p>-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23" table:style-name="ce31">
            <text:p>7.823</text:p>
          </table:table-cell>
          <table:table-cell office:value-type="string" table:style-name="ce32">
            <text:p>-</text:p>
          </table:table-cell>
          <table:table-cell office:value-type="float" office:value="7360" table:style-name="ce31">
            <text:p>7.360</text:p>
          </table:table-cell>
          <table:table-cell office:value-type="string" table:style-name="ce32">
            <text:p>-</text:p>
          </table:table-cell>
          <table:table-cell office:value-type="date" office:date-value="2021-12-29T00:00:00" table:style-name="ce33">
            <text:p>29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766041" table:style-name="ce34">
            <text:p>38.766.041</text:p>
          </table:table-cell>
          <table:table-cell office:value-type="percentage" office:value="0.92037512404787414" table:style-name="ce24">
            <text:p>92,0%</text:p>
          </table:table-cell>
          <table:table-cell office:value-type="float" office:value="37869504" table:style-name="ce34">
            <text:p>37.869.504</text:p>
          </table:table-cell>
          <table:table-cell office:value-type="percentage" office:value="0.89908973272848436" table:style-name="ce24">
            <text:p>89,9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888" table:style-name="ce43">
            <text:p>434.888</text:p>
          </table:table-cell>
          <table:table-cell office:value-type="percentage" office:value="1" table:style-name="ce44">
            <text:p>100,0%</text:p>
          </table:table-cell>
          <table:table-cell office:value-type="float" office:value="655611" table:style-name="ce43">
            <text:p>655.611</text:p>
          </table:table-cell>
          <table:table-cell office:value-type="percentage" office:value="1" table:style-name="ce44">
            <text:p>100,0%</text:p>
          </table:table-cell>
          <table:table-cell office:value-type="float" office:value="935056" table:style-name="ce43">
            <text:p>935.056</text:p>
          </table:table-cell>
          <table:table-cell office:value-type="percentage" office:value="1" table:style-name="ce44">
            <text:p>100,0%</text:p>
          </table:table-cell>
          <table:table-cell office:value-type="float" office:value="1225037" table:style-name="ce43">
            <text:p>1.225.037</text:p>
          </table:table-cell>
          <table:table-cell office:value-type="percentage" office:value="0.96839261956916134" table:style-name="ce44">
            <text:p>96,8%</text:p>
          </table:table-cell>
          <table:table-cell office:value-type="float" office:value="1268934" table:style-name="ce43">
            <text:p>1.268.934</text:p>
          </table:table-cell>
          <table:table-cell office:value-type="percentage" office:value="0.91612242746806405" table:style-name="ce44">
            <text:p>91,6%</text:p>
          </table:table-cell>
          <table:table-cell office:value-type="float" office:value="956045" table:style-name="ce43">
            <text:p>956.045</text:p>
          </table:table-cell>
          <table:table-cell office:value-type="percentage" office:value="0.83847636020161076" table:style-name="ce44">
            <text:p>83,8%</text:p>
          </table:table-cell>
          <table:table-cell office:value-type="float" office:value="798189" table:style-name="ce43">
            <text:p>798.189</text:p>
          </table:table-cell>
          <table:table-cell office:value-type="percentage" office:value="0.85949506391923092" table:style-name="ce44">
            <text:p>85,9%</text:p>
          </table:table-cell>
          <table:table-cell office:value-type="float" office:value="699256" table:style-name="ce43">
            <text:p>699.256</text:p>
          </table:table-cell>
          <table:table-cell office:value-type="percentage" office:value="0.92874153115856273" table:style-name="ce44">
            <text:p>92,9%</text:p>
          </table:table-cell>
          <table:table-cell office:value-type="float" office:value="6973016" table:style-name="ce43">
            <text:p>6.973.01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572724009406905" table:style-name="ce44">
            <text:p>93,6%</text:p>
          </table:table-cell>
          <table:table-cell office:value-type="percentage" office:value="0.82380404259670281" table:style-name="ce44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62" table:style-name="ce46">
            <text:p>101.562</text:p>
          </table:table-cell>
          <table:table-cell office:value-type="percentage" office:value="1" table:style-name="ce47">
            <text:p>100,0%</text:p>
          </table:table-cell>
          <table:table-cell office:value-type="float" office:value="119657" table:style-name="ce46">
            <text:p>119.657</text:p>
          </table:table-cell>
          <table:table-cell office:value-type="percentage" office:value="1" table:style-name="ce47">
            <text:p>100,0%</text:p>
          </table:table-cell>
          <table:table-cell office:value-type="float" office:value="155513" table:style-name="ce46">
            <text:p>155.513</text:p>
          </table:table-cell>
          <table:table-cell office:value-type="percentage" office:value="0.99453848957900326" table:style-name="ce47">
            <text:p>99,5%</text:p>
          </table:table-cell>
          <table:table-cell office:value-type="float" office:value="187576" table:style-name="ce46">
            <text:p>187.576</text:p>
          </table:table-cell>
          <table:table-cell office:value-type="percentage" office:value="0.94608253558350908" table:style-name="ce47">
            <text:p>94,6%</text:p>
          </table:table-cell>
          <table:table-cell office:value-type="float" office:value="190735" table:style-name="ce46">
            <text:p>190.735</text:p>
          </table:table-cell>
          <table:table-cell office:value-type="percentage" office:value="0.88737479238681882" table:style-name="ce47">
            <text:p>88,7%</text:p>
          </table:table-cell>
          <table:table-cell office:value-type="float" office:value="129793" table:style-name="ce46">
            <text:p>129.793</text:p>
          </table:table-cell>
          <table:table-cell office:value-type="percentage" office:value="0.79004297383830635" table:style-name="ce47">
            <text:p>79,0%</text:p>
          </table:table-cell>
          <table:table-cell office:value-type="float" office:value="108367" table:style-name="ce46">
            <text:p>108.367</text:p>
          </table:table-cell>
          <table:table-cell office:value-type="percentage" office:value="0.83102890315258315" table:style-name="ce47">
            <text:p>83,1%</text:p>
          </table:table-cell>
          <table:table-cell office:value-type="float" office:value="91309" table:style-name="ce46">
            <text:p>91.309</text:p>
          </table:table-cell>
          <table:table-cell office:value-type="percentage" office:value="0.88555800172632848" table:style-name="ce47">
            <text:p>88,6%</text:p>
          </table:table-cell>
          <table:table-cell office:value-type="float" office:value="1084512" table:style-name="ce46">
            <text:p>1.084.51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509652073098902" table:style-name="ce47">
            <text:p>91,5%</text:p>
          </table:table-cell>
          <table:table-cell office:value-type="percentage" office:value="0.81579610513385448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99" table:style-name="ce46">
            <text:p>89.099</text:p>
          </table:table-cell>
          <table:table-cell office:value-type="percentage" office:value="1" table:style-name="ce47">
            <text:p>100,0%</text:p>
          </table:table-cell>
          <table:table-cell office:value-type="float" office:value="114560" table:style-name="ce46">
            <text:p>114.560</text:p>
          </table:table-cell>
          <table:table-cell office:value-type="percentage" office:value="1" table:style-name="ce47">
            <text:p>100,0%</text:p>
          </table:table-cell>
          <table:table-cell office:value-type="float" office:value="148659" table:style-name="ce46">
            <text:p>148.659</text:p>
          </table:table-cell>
          <table:table-cell office:value-type="percentage" office:value="0.99336460588565467" table:style-name="ce47">
            <text:p>99,3%</text:p>
          </table:table-cell>
          <table:table-cell office:value-type="float" office:value="153754" table:style-name="ce46">
            <text:p>153.754</text:p>
          </table:table-cell>
          <table:table-cell office:value-type="percentage" office:value="0.94533493190691387" table:style-name="ce47">
            <text:p>94,5%</text:p>
          </table:table-cell>
          <table:table-cell office:value-type="float" office:value="151542" table:style-name="ce46">
            <text:p>151.542</text:p>
          </table:table-cell>
          <table:table-cell office:value-type="percentage" office:value="0.90747516362961322" table:style-name="ce47">
            <text:p>90,7%</text:p>
          </table:table-cell>
          <table:table-cell office:value-type="float" office:value="92058" table:style-name="ce46">
            <text:p>92.058</text:p>
          </table:table-cell>
          <table:table-cell office:value-type="percentage" office:value="0.80434421717590932" table:style-name="ce47">
            <text:p>80,4%</text:p>
          </table:table-cell>
          <table:table-cell office:value-type="float" office:value="67672" table:style-name="ce46">
            <text:p>67.672</text:p>
          </table:table-cell>
          <table:table-cell office:value-type="percentage" office:value="0.85540569579451653" table:style-name="ce47">
            <text:p>85,5%</text:p>
          </table:table-cell>
          <table:table-cell office:value-type="float" office:value="61214" table:style-name="ce46">
            <text:p>61.214</text:p>
          </table:table-cell>
          <table:table-cell office:value-type="percentage" office:value="0.95646874999999998" table:style-name="ce47">
            <text:p>95,6%</text:p>
          </table:table-cell>
          <table:table-cell office:value-type="float" office:value="878558" table:style-name="ce46">
            <text:p>878.55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071378169814124" table:style-name="ce47">
            <text:p>94,1%</text:p>
          </table:table-cell>
          <table:table-cell office:value-type="percentage" office:value="0.86235944027389511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50" table:style-name="ce46">
            <text:p>51.750</text:p>
          </table:table-cell>
          <table:table-cell office:value-type="percentage" office:value="1" table:style-name="ce47">
            <text:p>100,0%</text:p>
          </table:table-cell>
          <table:table-cell office:value-type="float" office:value="79753" table:style-name="ce46">
            <text:p>79.753</text:p>
          </table:table-cell>
          <table:table-cell office:value-type="percentage" office:value="0.99052362263401061" table:style-name="ce47">
            <text:p>99,1%</text:p>
          </table:table-cell>
          <table:table-cell office:value-type="float" office:value="111748" table:style-name="ce46">
            <text:p>111.748</text:p>
          </table:table-cell>
          <table:table-cell office:value-type="percentage" office:value="0.95322909469338313" table:style-name="ce47">
            <text:p>95,3%</text:p>
          </table:table-cell>
          <table:table-cell office:value-type="float" office:value="152844" table:style-name="ce46">
            <text:p>152.844</text:p>
          </table:table-cell>
          <table:table-cell office:value-type="percentage" office:value="0.92187434030772575" table:style-name="ce47">
            <text:p>92,2%</text:p>
          </table:table-cell>
          <table:table-cell office:value-type="float" office:value="172565" table:style-name="ce46">
            <text:p>172.565</text:p>
          </table:table-cell>
          <table:table-cell office:value-type="percentage" office:value="0.83699532429233847" table:style-name="ce47">
            <text:p>83,7%</text:p>
          </table:table-cell>
          <table:table-cell office:value-type="float" office:value="133704" table:style-name="ce46">
            <text:p>133.704</text:p>
          </table:table-cell>
          <table:table-cell office:value-type="percentage" office:value="0.73388331769006565" table:style-name="ce47">
            <text:p>73,4%</text:p>
          </table:table-cell>
          <table:table-cell office:value-type="float" office:value="103337" table:style-name="ce46">
            <text:p>103.337</text:p>
          </table:table-cell>
          <table:table-cell office:value-type="percentage" office:value="0.74913369387133721" table:style-name="ce47">
            <text:p>74,9%</text:p>
          </table:table-cell>
          <table:table-cell office:value-type="float" office:value="79952" table:style-name="ce46">
            <text:p>79.952</text:p>
          </table:table-cell>
          <table:table-cell office:value-type="percentage" office:value="0.8373690825303729" table:style-name="ce47">
            <text:p>83,7%</text:p>
          </table:table-cell>
          <table:table-cell office:value-type="float" office:value="885653" table:style-name="ce46">
            <text:p>885.65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581335572590489" table:style-name="ce47">
            <text:p>85,6%</text:p>
          </table:table-cell>
          <table:table-cell office:value-type="percentage" office:value="0.75597139840364369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174" table:style-name="ce46">
            <text:p>94.174</text:p>
          </table:table-cell>
          <table:table-cell office:value-type="percentage" office:value="1" table:style-name="ce47">
            <text:p>100,0%</text:p>
          </table:table-cell>
          <table:table-cell office:value-type="float" office:value="154664" table:style-name="ce46">
            <text:p>154.664</text:p>
          </table:table-cell>
          <table:table-cell office:value-type="percentage" office:value="1" table:style-name="ce47">
            <text:p>100,0%</text:p>
          </table:table-cell>
          <table:table-cell office:value-type="float" office:value="227612" table:style-name="ce46">
            <text:p>227.612</text:p>
          </table:table-cell>
          <table:table-cell office:value-type="percentage" office:value="0.96818266891259597" table:style-name="ce47">
            <text:p>96,8%</text:p>
          </table:table-cell>
          <table:table-cell office:value-type="float" office:value="323589" table:style-name="ce46">
            <text:p>323.589</text:p>
          </table:table-cell>
          <table:table-cell office:value-type="percentage" office:value="0.92318950563746749" table:style-name="ce47">
            <text:p>92,3%</text:p>
          </table:table-cell>
          <table:table-cell office:value-type="float" office:value="322037" table:style-name="ce46">
            <text:p>322.037</text:p>
          </table:table-cell>
          <table:table-cell office:value-type="percentage" office:value="0.83015487569730151" table:style-name="ce47">
            <text:p>83,0%</text:p>
          </table:table-cell>
          <table:table-cell office:value-type="float" office:value="235344" table:style-name="ce46">
            <text:p>235.344</text:p>
          </table:table-cell>
          <table:table-cell office:value-type="percentage" office:value="0.75689374593965275" table:style-name="ce47">
            <text:p>75,7%</text:p>
          </table:table-cell>
          <table:table-cell office:value-type="float" office:value="195073" table:style-name="ce46">
            <text:p>195.073</text:p>
          </table:table-cell>
          <table:table-cell office:value-type="percentage" office:value="0.77487408042963601" table:style-name="ce47">
            <text:p>77,5%</text:p>
          </table:table-cell>
          <table:table-cell office:value-type="float" office:value="160781" table:style-name="ce46">
            <text:p>160.781</text:p>
          </table:table-cell>
          <table:table-cell office:value-type="percentage" office:value="0.89423627757971491" table:style-name="ce47">
            <text:p>89,4%</text:p>
          </table:table-cell>
          <table:table-cell office:value-type="float" office:value="1713274" table:style-name="ce46">
            <text:p>1.713.27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377433605300769" table:style-name="ce47">
            <text:p>87,4%</text:p>
          </table:table-cell>
          <table:table-cell office:value-type="percentage" office:value="0.78736755222541677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18" table:style-name="ce46">
            <text:p>42.518</text:p>
          </table:table-cell>
          <table:table-cell office:value-type="percentage" office:value="1" table:style-name="ce47">
            <text:p>100,0%</text:p>
          </table:table-cell>
          <table:table-cell office:value-type="float" office:value="56141" table:style-name="ce46">
            <text:p>56.141</text:p>
          </table:table-cell>
          <table:table-cell office:value-type="percentage" office:value="1" table:style-name="ce47">
            <text:p>100,0%</text:p>
          </table:table-cell>
          <table:table-cell office:value-type="float" office:value="77095" table:style-name="ce46">
            <text:p>77.095</text:p>
          </table:table-cell>
          <table:table-cell office:value-type="percentage" office:value="0.99676772900639987" table:style-name="ce47">
            <text:p>99,7%</text:p>
          </table:table-cell>
          <table:table-cell office:value-type="float" office:value="84923" table:style-name="ce46">
            <text:p>84.923</text:p>
          </table:table-cell>
          <table:table-cell office:value-type="percentage" office:value="0.94396647547908052" table:style-name="ce47">
            <text:p>94,4%</text:p>
          </table:table-cell>
          <table:table-cell office:value-type="float" office:value="89048" table:style-name="ce46">
            <text:p>89.048</text:p>
          </table:table-cell>
          <table:table-cell office:value-type="percentage" office:value="0.91079994681340715" table:style-name="ce47">
            <text:p>91,1%</text:p>
          </table:table-cell>
          <table:table-cell office:value-type="float" office:value="56236" table:style-name="ce46">
            <text:p>56.236</text:p>
          </table:table-cell>
          <table:table-cell office:value-type="percentage" office:value="0.79797936798490199" table:style-name="ce47">
            <text:p>79,8%</text:p>
          </table:table-cell>
          <table:table-cell office:value-type="float" office:value="42841" table:style-name="ce46">
            <text:p>42.841</text:p>
          </table:table-cell>
          <table:table-cell office:value-type="percentage" office:value="0.84825264825264823" table:style-name="ce47">
            <text:p>84,8%</text:p>
          </table:table-cell>
          <table:table-cell office:value-type="float" office:value="41503" table:style-name="ce46">
            <text:p>41.503</text:p>
          </table:table-cell>
          <table:table-cell office:value-type="percentage" office:value="0.94404385505993671" table:style-name="ce47">
            <text:p>94,4%</text:p>
          </table:table-cell>
          <table:table-cell office:value-type="float" office:value="490305" table:style-name="ce46">
            <text:p>490.30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546983841702491" table:style-name="ce47">
            <text:p>93,5%</text:p>
          </table:table-cell>
          <table:table-cell office:value-type="percentage" office:value="0.84114049459174312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86" table:style-name="ce46">
            <text:p>229.886</text:p>
          </table:table-cell>
          <table:table-cell office:value-type="percentage" office:value="1" table:style-name="ce47">
            <text:p>100,0%</text:p>
          </table:table-cell>
          <table:table-cell office:value-type="float" office:value="252147" table:style-name="ce46">
            <text:p>252.147</text:p>
          </table:table-cell>
          <table:table-cell office:value-type="percentage" office:value="1" table:style-name="ce47">
            <text:p>100,0%</text:p>
          </table:table-cell>
          <table:table-cell office:value-type="float" office:value="323996" table:style-name="ce46">
            <text:p>323.996</text:p>
          </table:table-cell>
          <table:table-cell office:value-type="percentage" office:value="1" table:style-name="ce47">
            <text:p>100,0%</text:p>
          </table:table-cell>
          <table:table-cell office:value-type="float" office:value="355652" table:style-name="ce46">
            <text:p>355.652</text:p>
          </table:table-cell>
          <table:table-cell office:value-type="percentage" office:value="0.93304125401718374" table:style-name="ce47">
            <text:p>93,3%</text:p>
          </table:table-cell>
          <table:table-cell office:value-type="float" office:value="324053" table:style-name="ce46">
            <text:p>324.053</text:p>
          </table:table-cell>
          <table:table-cell office:value-type="percentage" office:value="0.89195854722615986" table:style-name="ce47">
            <text:p>89,2%</text:p>
          </table:table-cell>
          <table:table-cell office:value-type="float" office:value="216882" table:style-name="ce46">
            <text:p>216.882</text:p>
          </table:table-cell>
          <table:table-cell office:value-type="percentage" office:value="0.80991698502145393" table:style-name="ce47">
            <text:p>81,0%</text:p>
          </table:table-cell>
          <table:table-cell office:value-type="float" office:value="178585" table:style-name="ce46">
            <text:p>178.585</text:p>
          </table:table-cell>
          <table:table-cell office:value-type="percentage" office:value="0.84635034074860427" table:style-name="ce47">
            <text:p>84,6%</text:p>
          </table:table-cell>
          <table:table-cell office:value-type="float" office:value="150535" table:style-name="ce46">
            <text:p>150.535</text:p>
          </table:table-cell>
          <table:table-cell office:value-type="percentage" office:value="0.91044622660908903" table:style-name="ce47">
            <text:p>91,0%</text:p>
          </table:table-cell>
          <table:table-cell office:value-type="float" office:value="2031736" table:style-name="ce46">
            <text:p>2.031.736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359365845790909" table:style-name="ce47">
            <text:p>93,4%</text:p>
          </table:table-cell>
          <table:table-cell office:value-type="percentage" office:value="0.84835305425906027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48" table:style-name="ce46">
            <text:p>139.248</text:p>
          </table:table-cell>
          <table:table-cell office:value-type="percentage" office:value="1" table:style-name="ce47">
            <text:p>100,0%</text:p>
          </table:table-cell>
          <table:table-cell office:value-type="float" office:value="159670" table:style-name="ce46">
            <text:p>159.670</text:p>
          </table:table-cell>
          <table:table-cell office:value-type="percentage" office:value="1" table:style-name="ce47">
            <text:p>100,0%</text:p>
          </table:table-cell>
          <table:table-cell office:value-type="float" office:value="225233" table:style-name="ce46">
            <text:p>225.233</text:p>
          </table:table-cell>
          <table:table-cell office:value-type="percentage" office:value="1" table:style-name="ce47">
            <text:p>100,0%</text:p>
          </table:table-cell>
          <table:table-cell office:value-type="float" office:value="288712" table:style-name="ce46">
            <text:p>288.712</text:p>
          </table:table-cell>
          <table:table-cell office:value-type="percentage" office:value="0.93896799120587493" table:style-name="ce47">
            <text:p>93,9%</text:p>
          </table:table-cell>
          <table:table-cell office:value-type="float" office:value="290208" table:style-name="ce46">
            <text:p>290.208</text:p>
          </table:table-cell>
          <table:table-cell office:value-type="percentage" office:value="0.87780886556464666" table:style-name="ce47">
            <text:p>87,8%</text:p>
          </table:table-cell>
          <table:table-cell office:value-type="float" office:value="209857" table:style-name="ce46">
            <text:p>209.857</text:p>
          </table:table-cell>
          <table:table-cell office:value-type="percentage" office:value="0.78922982613829962" table:style-name="ce47">
            <text:p>78,9%</text:p>
          </table:table-cell>
          <table:table-cell office:value-type="float" office:value="177945" table:style-name="ce46">
            <text:p>177.945</text:p>
          </table:table-cell>
          <table:table-cell office:value-type="percentage" office:value="0.81592835952294707" table:style-name="ce47">
            <text:p>81,6%</text:p>
          </table:table-cell>
          <table:table-cell office:value-type="float" office:value="155227" table:style-name="ce46">
            <text:p>155.227</text:p>
          </table:table-cell>
          <table:table-cell office:value-type="percentage" office:value="0.89225277630883126" table:style-name="ce47">
            <text:p>89,2%</text:p>
          </table:table-cell>
          <table:table-cell office:value-type="float" office:value="1646100" table:style-name="ce46">
            <text:p>1.646.10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005891250696602" table:style-name="ce47">
            <text:p>91,0%</text:p>
          </table:table-cell>
          <table:table-cell office:value-type="percentage" office:value="0.80485189620094844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459" table:style-name="ce46">
            <text:p>460.459</text:p>
          </table:table-cell>
          <table:table-cell office:value-type="percentage" office:value="1" table:style-name="ce47">
            <text:p>100,0%</text:p>
          </table:table-cell>
          <table:table-cell office:value-type="float" office:value="621124" table:style-name="ce46">
            <text:p>621.124</text:p>
          </table:table-cell>
          <table:table-cell office:value-type="percentage" office:value="0.97769844417999907" table:style-name="ce47">
            <text:p>97,8%</text:p>
          </table:table-cell>
          <table:table-cell office:value-type="float" office:value="807672" table:style-name="ce46">
            <text:p>807.672</text:p>
          </table:table-cell>
          <table:table-cell office:value-type="percentage" office:value="0.96428776098874858" table:style-name="ce47">
            <text:p>96,4%</text:p>
          </table:table-cell>
          <table:table-cell office:value-type="float" office:value="1040543" table:style-name="ce46">
            <text:p>1.040.543</text:p>
          </table:table-cell>
          <table:table-cell office:value-type="percentage" office:value="0.95307021561120375" table:style-name="ce47">
            <text:p>95,3%</text:p>
          </table:table-cell>
          <table:table-cell office:value-type="float" office:value="1158631" table:style-name="ce46">
            <text:p>1.158.631</text:p>
          </table:table-cell>
          <table:table-cell office:value-type="percentage" office:value="0.87991387919544639" table:style-name="ce47">
            <text:p>88,0%</text:p>
          </table:table-cell>
          <table:table-cell office:value-type="float" office:value="821676" table:style-name="ce46">
            <text:p>821.676</text:p>
          </table:table-cell>
          <table:table-cell office:value-type="percentage" office:value="0.78655475699084476" table:style-name="ce47">
            <text:p>78,7%</text:p>
          </table:table-cell>
          <table:table-cell office:value-type="float" office:value="687568" table:style-name="ce46">
            <text:p>687.568</text:p>
          </table:table-cell>
          <table:table-cell office:value-type="percentage" office:value="0.8195724340979933" table:style-name="ce47">
            <text:p>82,0%</text:p>
          </table:table-cell>
          <table:table-cell office:value-type="float" office:value="573029" table:style-name="ce46">
            <text:p>573.029</text:p>
          </table:table-cell>
          <table:table-cell office:value-type="percentage" office:value="0.87329882986927088" table:style-name="ce47">
            <text:p>87,3%</text:p>
          </table:table-cell>
          <table:table-cell office:value-type="float" office:value="6170702" table:style-name="ce46">
            <text:p>6.170.70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842436913615475" table:style-name="ce47">
            <text:p>89,8%</text:p>
          </table:table-cell>
          <table:table-cell office:value-type="percentage" office:value="0.7931005276153306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613" table:style-name="ce46">
            <text:p>297.613</text:p>
          </table:table-cell>
          <table:table-cell office:value-type="percentage" office:value="1" table:style-name="ce47">
            <text:p>100,0%</text:p>
          </table:table-cell>
          <table:table-cell office:value-type="float" office:value="435550" table:style-name="ce46">
            <text:p>435.550</text:p>
          </table:table-cell>
          <table:table-cell office:value-type="percentage" office:value="0.99471979756178885" table:style-name="ce47">
            <text:p>99,5%</text:p>
          </table:table-cell>
          <table:table-cell office:value-type="float" office:value="573021" table:style-name="ce46">
            <text:p>573.021</text:p>
          </table:table-cell>
          <table:table-cell office:value-type="percentage" office:value="0.98672872670165723" table:style-name="ce47">
            <text:p>98,7%</text:p>
          </table:table-cell>
          <table:table-cell office:value-type="float" office:value="719340" table:style-name="ce46">
            <text:p>719.340</text:p>
          </table:table-cell>
          <table:table-cell office:value-type="percentage" office:value="0.95614447838327121" table:style-name="ce47">
            <text:p>95,6%</text:p>
          </table:table-cell>
          <table:table-cell office:value-type="float" office:value="761770" table:style-name="ce46">
            <text:p>761.770</text:p>
          </table:table-cell>
          <table:table-cell office:value-type="percentage" office:value="0.89452880970610205" table:style-name="ce47">
            <text:p>89,5%</text:p>
          </table:table-cell>
          <table:table-cell office:value-type="float" office:value="523877" table:style-name="ce46">
            <text:p>523.877</text:p>
          </table:table-cell>
          <table:table-cell office:value-type="percentage" office:value="0.80750633131871774" table:style-name="ce47">
            <text:p>80,8%</text:p>
          </table:table-cell>
          <table:table-cell office:value-type="float" office:value="440470" table:style-name="ce46">
            <text:p>440.470</text:p>
          </table:table-cell>
          <table:table-cell office:value-type="percentage" office:value="0.8534156388168781" table:style-name="ce47">
            <text:p>85,3%</text:p>
          </table:table-cell>
          <table:table-cell office:value-type="float" office:value="385784" table:style-name="ce46">
            <text:p>385.784</text:p>
          </table:table-cell>
          <table:table-cell office:value-type="percentage" office:value="0.90872986896127728" table:style-name="ce47">
            <text:p>90,9%</text:p>
          </table:table-cell>
          <table:table-cell office:value-type="float" office:value="4137425" table:style-name="ce46">
            <text:p>4.137.42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179186665178403" table:style-name="ce47">
            <text:p>92,2%</text:p>
          </table:table-cell>
          <table:table-cell office:value-type="percentage" office:value="0.8181008919092656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1" table:style-name="ce46">
            <text:p>78.371</text:p>
          </table:table-cell>
          <table:table-cell office:value-type="percentage" office:value="1" table:style-name="ce47">
            <text:p>100,0%</text:p>
          </table:table-cell>
          <table:table-cell office:value-type="float" office:value="96089" table:style-name="ce46">
            <text:p>96.089</text:p>
          </table:table-cell>
          <table:table-cell office:value-type="percentage" office:value="1" table:style-name="ce47">
            <text:p>100,0%</text:p>
          </table:table-cell>
          <table:table-cell office:value-type="float" office:value="133258" table:style-name="ce46">
            <text:p>133.258</text:p>
          </table:table-cell>
          <table:table-cell office:value-type="percentage" office:value="1" table:style-name="ce47">
            <text:p>100,0%</text:p>
          </table:table-cell>
          <table:table-cell office:value-type="float" office:value="162063" table:style-name="ce46">
            <text:p>162.063</text:p>
          </table:table-cell>
          <table:table-cell office:value-type="percentage" office:value="0.95772858358547652" table:style-name="ce47">
            <text:p>95,8%</text:p>
          </table:table-cell>
          <table:table-cell office:value-type="float" office:value="146961" table:style-name="ce46">
            <text:p>146.961</text:p>
          </table:table-cell>
          <table:table-cell office:value-type="percentage" office:value="0.92142024151378732" table:style-name="ce47">
            <text:p>92,1%</text:p>
          </table:table-cell>
          <table:table-cell office:value-type="float" office:value="114241" table:style-name="ce46">
            <text:p>114.241</text:p>
          </table:table-cell>
          <table:table-cell office:value-type="percentage" office:value="0.85587245933817302" table:style-name="ce47">
            <text:p>85,6%</text:p>
          </table:table-cell>
          <table:table-cell office:value-type="float" office:value="94942" table:style-name="ce46">
            <text:p>94.942</text:p>
          </table:table-cell>
          <table:table-cell office:value-type="percentage" office:value="0.83782209671726082" table:style-name="ce47">
            <text:p>83,8%</text:p>
          </table:table-cell>
          <table:table-cell office:value-type="float" office:value="79697" table:style-name="ce46">
            <text:p>79.697</text:p>
          </table:table-cell>
          <table:table-cell office:value-type="percentage" office:value="0.94037758112094394" table:style-name="ce47">
            <text:p>94,0%</text:p>
          </table:table-cell>
          <table:table-cell office:value-type="float" office:value="905622" table:style-name="ce46">
            <text:p>905.622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984985898386576" table:style-name="ce47">
            <text:p>95,0%</text:p>
          </table:table-cell>
          <table:table-cell office:value-type="percentage" office:value="0.85115889573838777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64" table:style-name="ce46">
            <text:p>38.264</text:p>
          </table:table-cell>
          <table:table-cell office:value-type="percentage" office:value="1" table:style-name="ce47">
            <text:p>100,0%</text:p>
          </table:table-cell>
          <table:table-cell office:value-type="float" office:value="45687" table:style-name="ce46">
            <text:p>45.687</text:p>
          </table:table-cell>
          <table:table-cell office:value-type="percentage" office:value="0.95852215508559924" table:style-name="ce47">
            <text:p>95,9%</text:p>
          </table:table-cell>
          <table:table-cell office:value-type="float" office:value="48076" table:style-name="ce46">
            <text:p>48.076</text:p>
          </table:table-cell>
          <table:table-cell office:value-type="percentage" office:value="0.90800234196460616" table:style-name="ce47">
            <text:p>90,8%</text:p>
          </table:table-cell>
          <table:table-cell office:value-type="float" office:value="32049" table:style-name="ce46">
            <text:p>32.049</text:p>
          </table:table-cell>
          <table:table-cell office:value-type="percentage" office:value="0.81510211348203154" table:style-name="ce47">
            <text:p>81,5%</text:p>
          </table:table-cell>
          <table:table-cell office:value-type="float" office:value="25213" table:style-name="ce46">
            <text:p>25.213</text:p>
          </table:table-cell>
          <table:table-cell office:value-type="percentage" office:value="0.82779565303040248" table:style-name="ce47">
            <text:p>82,8%</text:p>
          </table:table-cell>
          <table:table-cell office:value-type="float" office:value="23087" table:style-name="ce46">
            <text:p>23.087</text:p>
          </table:table-cell>
          <table:table-cell office:value-type="percentage" office:value="0.90423781920726931" table:style-name="ce47">
            <text:p>90,4%</text:p>
          </table:table-cell>
          <table:table-cell office:value-type="float" office:value="264521" table:style-name="ce46">
            <text:p>264.52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151037081381838" table:style-name="ce47">
            <text:p>93,2%</text:p>
          </table:table-cell>
          <table:table-cell office:value-type="percentage" office:value="0.82685034102915156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95" table:style-name="ce46">
            <text:p>74.195</text:p>
          </table:table-cell>
          <table:table-cell office:value-type="percentage" office:value="1" table:style-name="ce47">
            <text:p>100,0%</text:p>
          </table:table-cell>
          <table:table-cell office:value-type="float" office:value="103835" table:style-name="ce46">
            <text:p>103.835</text:p>
          </table:table-cell>
          <table:table-cell office:value-type="percentage" office:value="1" table:style-name="ce47">
            <text:p>100,0%</text:p>
          </table:table-cell>
          <table:table-cell office:value-type="float" office:value="149563" table:style-name="ce46">
            <text:p>149.563</text:p>
          </table:table-cell>
          <table:table-cell office:value-type="percentage" office:value="1" table:style-name="ce47">
            <text:p>100,0%</text:p>
          </table:table-cell>
          <table:table-cell office:value-type="float" office:value="209322" table:style-name="ce46">
            <text:p>209.322</text:p>
          </table:table-cell>
          <table:table-cell office:value-type="percentage" office:value="0.98155268784934535" table:style-name="ce47">
            <text:p>98,2%</text:p>
          </table:table-cell>
          <table:table-cell office:value-type="float" office:value="235437" table:style-name="ce46">
            <text:p>235.437</text:p>
          </table:table-cell>
          <table:table-cell office:value-type="percentage" office:value="0.92634473966878739" table:style-name="ce47">
            <text:p>92,6%</text:p>
          </table:table-cell>
          <table:table-cell office:value-type="float" office:value="172923" table:style-name="ce46">
            <text:p>172.923</text:p>
          </table:table-cell>
          <table:table-cell office:value-type="percentage" office:value="0.82737089898231131" table:style-name="ce47">
            <text:p>82,7%</text:p>
          </table:table-cell>
          <table:table-cell office:value-type="float" office:value="148108" table:style-name="ce46">
            <text:p>148.108</text:p>
          </table:table-cell>
          <table:table-cell office:value-type="percentage" office:value="0.85985323487065157" table:style-name="ce47">
            <text:p>86,0%</text:p>
          </table:table-cell>
          <table:table-cell office:value-type="float" office:value="126756" table:style-name="ce46">
            <text:p>126.756</text:p>
          </table:table-cell>
          <table:table-cell office:value-type="percentage" office:value="0.89331472789547128" table:style-name="ce47">
            <text:p>89,3%</text:p>
          </table:table-cell>
          <table:table-cell office:value-type="float" office:value="1220139" table:style-name="ce46">
            <text:p>1.220.13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130642062623981" table:style-name="ce47">
            <text:p>93,1%</text:p>
          </table:table-cell>
          <table:table-cell office:value-type="percentage" office:value="0.80737018536298732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4" table:style-name="ce46">
            <text:p>42.564</text:p>
          </table:table-cell>
          <table:table-cell office:value-type="percentage" office:value="1" table:style-name="ce47">
            <text:p>100,0%</text:p>
          </table:table-cell>
          <table:table-cell office:value-type="float" office:value="55974" table:style-name="ce46">
            <text:p>55.974</text:p>
          </table:table-cell>
          <table:table-cell office:value-type="percentage" office:value="1" table:style-name="ce47">
            <text:p>100,0%</text:p>
          </table:table-cell>
          <table:table-cell office:value-type="float" office:value="72555" table:style-name="ce46">
            <text:p>72.555</text:p>
          </table:table-cell>
          <table:table-cell office:value-type="percentage" office:value="0.98254428254157411" table:style-name="ce47">
            <text:p>98,3%</text:p>
          </table:table-cell>
          <table:table-cell office:value-type="float" office:value="92381" table:style-name="ce46">
            <text:p>92.381</text:p>
          </table:table-cell>
          <table:table-cell office:value-type="percentage" office:value="0.95539537096407223" table:style-name="ce47">
            <text:p>95,5%</text:p>
          </table:table-cell>
          <table:table-cell office:value-type="float" office:value="96267" table:style-name="ce46">
            <text:p>96.267</text:p>
          </table:table-cell>
          <table:table-cell office:value-type="percentage" office:value="0.89134460472954202" table:style-name="ce47">
            <text:p>89,1%</text:p>
          </table:table-cell>
          <table:table-cell office:value-type="float" office:value="65514" table:style-name="ce46">
            <text:p>65.514</text:p>
          </table:table-cell>
          <table:table-cell office:value-type="percentage" office:value="0.80542407887781065" table:style-name="ce47">
            <text:p>80,5%</text:p>
          </table:table-cell>
          <table:table-cell office:value-type="float" office:value="59337" table:style-name="ce46">
            <text:p>59.337</text:p>
          </table:table-cell>
          <table:table-cell office:value-type="percentage" office:value="0.87097626491699331" table:style-name="ce47">
            <text:p>87,1%</text:p>
          </table:table-cell>
          <table:table-cell office:value-type="float" office:value="51243" table:style-name="ce46">
            <text:p>51.243</text:p>
          </table:table-cell>
          <table:table-cell office:value-type="percentage" office:value="0.90875718237922964" table:style-name="ce47">
            <text:p>90,9%</text:p>
          </table:table-cell>
          <table:table-cell office:value-type="float" office:value="535835" table:style-name="ce46">
            <text:p>535.83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170175142856159" table:style-name="ce47">
            <text:p>92,2%</text:p>
          </table:table-cell>
          <table:table-cell office:value-type="percentage" office:value="0.8104014386030185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10" table:style-name="ce46">
            <text:p>164.510</text:p>
          </table:table-cell>
          <table:table-cell office:value-type="percentage" office:value="1" table:style-name="ce47">
            <text:p>100,0%</text:p>
          </table:table-cell>
          <table:table-cell office:value-type="float" office:value="214183" table:style-name="ce46">
            <text:p>214.183</text:p>
          </table:table-cell>
          <table:table-cell office:value-type="percentage" office:value="1" table:style-name="ce47">
            <text:p>100,0%</text:p>
          </table:table-cell>
          <table:table-cell office:value-type="float" office:value="279677" table:style-name="ce46">
            <text:p>279.677</text:p>
          </table:table-cell>
          <table:table-cell office:value-type="percentage" office:value="0.99842209917927738" table:style-name="ce47">
            <text:p>99,8%</text:p>
          </table:table-cell>
          <table:table-cell office:value-type="float" office:value="326107" table:style-name="ce46">
            <text:p>326.107</text:p>
          </table:table-cell>
          <table:table-cell office:value-type="percentage" office:value="0.9592031225641735" table:style-name="ce47">
            <text:p>95,9%</text:p>
          </table:table-cell>
          <table:table-cell office:value-type="float" office:value="324662" table:style-name="ce46">
            <text:p>324.662</text:p>
          </table:table-cell>
          <table:table-cell office:value-type="percentage" office:value="0.89652696661171449" table:style-name="ce47">
            <text:p>89,7%</text:p>
          </table:table-cell>
          <table:table-cell office:value-type="float" office:value="209218" table:style-name="ce46">
            <text:p>209.218</text:p>
          </table:table-cell>
          <table:table-cell office:value-type="percentage" office:value="0.80300756497008174" table:style-name="ce47">
            <text:p>80,3%</text:p>
          </table:table-cell>
          <table:table-cell office:value-type="float" office:value="172153" table:style-name="ce46">
            <text:p>172.153</text:p>
          </table:table-cell>
          <table:table-cell office:value-type="percentage" office:value="0.85421318487203157" table:style-name="ce47">
            <text:p>85,4%</text:p>
          </table:table-cell>
          <table:table-cell office:value-type="float" office:value="154496" table:style-name="ce46">
            <text:p>154.496</text:p>
          </table:table-cell>
          <table:table-cell office:value-type="percentage" office:value="0.91631377293809235" table:style-name="ce47">
            <text:p>91,6%</text:p>
          </table:table-cell>
          <table:table-cell office:value-type="float" office:value="1845006" table:style-name="ce46">
            <text:p>1.845.00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996925818937337" table:style-name="ce47">
            <text:p>93,0%</text:p>
          </table:table-cell>
          <table:table-cell office:value-type="percentage" office:value="0.83089514812853293" table:style-name="ce47">
            <text:p>83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4" table:style-name="ce46">
            <text:p>2.414</text:p>
          </table:table-cell>
          <table:table-cell office:value-type="percentage" office:value="0.92667946257197698" table:style-name="ce47">
            <text:p>92,7%</text:p>
          </table:table-cell>
          <table:table-cell office:value-type="float" office:value="3912" table:style-name="ce46">
            <text:p>3.912</text:p>
          </table:table-cell>
          <table:table-cell office:value-type="percentage" office:value="0.90597498842056512" table:style-name="ce47">
            <text:p>90,6%</text:p>
          </table:table-cell>
          <table:table-cell office:value-type="float" office:value="7703" table:style-name="ce46">
            <text:p>7.703</text:p>
          </table:table-cell>
          <table:table-cell office:value-type="percentage" office:value="0.98039964362988419" table:style-name="ce47">
            <text:p>98,0%</text:p>
          </table:table-cell>
          <table:table-cell office:value-type="float" office:value="10667" table:style-name="ce46">
            <text:p>10.667</text:p>
          </table:table-cell>
          <table:table-cell office:value-type="percentage" office:value="0.92307026652821045" table:style-name="ce47">
            <text:p>92,3%</text:p>
          </table:table-cell>
          <table:table-cell office:value-type="float" office:value="11284" table:style-name="ce46">
            <text:p>11.284</text:p>
          </table:table-cell>
          <table:table-cell office:value-type="percentage" office:value="0.89258028792912514" table:style-name="ce47">
            <text:p>89,3%</text:p>
          </table:table-cell>
          <table:table-cell office:value-type="float" office:value="9469" table:style-name="ce46">
            <text:p>9.469</text:p>
          </table:table-cell>
          <table:table-cell office:value-type="percentage" office:value="0.79611568858247861" table:style-name="ce47">
            <text:p>79,6%</text:p>
          </table:table-cell>
          <table:table-cell office:value-type="float" office:value="9533" table:style-name="ce46">
            <text:p>9.533</text:p>
          </table:table-cell>
          <table:table-cell office:value-type="percentage" office:value="0.8692440959241361" table:style-name="ce47">
            <text:p>86,9%</text:p>
          </table:table-cell>
          <table:table-cell office:value-type="float" office:value="8984" table:style-name="ce46">
            <text:p>8.984</text:p>
          </table:table-cell>
          <table:table-cell office:value-type="percentage" office:value="0.98444006136313833" table:style-name="ce47">
            <text:p>98,4%</text:p>
          </table:table-cell>
          <table:table-cell office:value-type="float" office:value="63966" table:style-name="ce46">
            <text:p>63.96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137391671950962" table:style-name="ce47">
            <text:p>90,1%</text:p>
          </table:table-cell>
          <table:table-cell office:value-type="percentage" office:value="0.75967316690814946" table:style-name="ce47">
            <text:p>76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6" table:style-name="ce46">
            <text:p>2.096</text:p>
          </table:table-cell>
          <table:table-cell office:value-type="percentage" office:value="0.89229459344401874" table:style-name="ce47">
            <text:p>89,2%</text:p>
          </table:table-cell>
          <table:table-cell office:value-type="float" office:value="3424" table:style-name="ce46">
            <text:p>3.424</text:p>
          </table:table-cell>
          <table:table-cell office:value-type="percentage" office:value="0.91355389541088583" table:style-name="ce47">
            <text:p>91,4%</text:p>
          </table:table-cell>
          <table:table-cell office:value-type="float" office:value="7496" table:style-name="ce46">
            <text:p>7.496</text:p>
          </table:table-cell>
          <table:table-cell office:value-type="percentage" office:value="0.95771048933180014" table:style-name="ce47">
            <text:p>95,8%</text:p>
          </table:table-cell>
          <table:table-cell office:value-type="float" office:value="10135" table:style-name="ce46">
            <text:p>10.135</text:p>
          </table:table-cell>
          <table:table-cell office:value-type="percentage" office:value="0.89698203380830166" table:style-name="ce47">
            <text:p>89,7%</text:p>
          </table:table-cell>
          <table:table-cell office:value-type="float" office:value="10618" table:style-name="ce46">
            <text:p>10.618</text:p>
          </table:table-cell>
          <table:table-cell office:value-type="percentage" office:value="0.88468588568571904" table:style-name="ce47">
            <text:p>88,5%</text:p>
          </table:table-cell>
          <table:table-cell office:value-type="float" office:value="9199" table:style-name="ce46">
            <text:p>9.199</text:p>
          </table:table-cell>
          <table:table-cell office:value-type="percentage" office:value="0.75818016978488423" table:style-name="ce47">
            <text:p>75,8%</text:p>
          </table:table-cell>
          <table:table-cell office:value-type="float" office:value="9533" table:style-name="ce46">
            <text:p>9.533</text:p>
          </table:table-cell>
          <table:table-cell office:value-type="percentage" office:value="0.79474781158816177" table:style-name="ce47">
            <text:p>79,5%</text:p>
          </table:table-cell>
          <table:table-cell office:value-type="float" office:value="8594" table:style-name="ce46">
            <text:p>8.594</text:p>
          </table:table-cell>
          <table:table-cell office:value-type="percentage" office:value="0.89763944015040731" table:style-name="ce47">
            <text:p>89,8%</text:p>
          </table:table-cell>
          <table:table-cell office:value-type="float" office:value="61095" table:style-name="ce46">
            <text:p>61.09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137860053294235" table:style-name="ce47">
            <text:p>86,1%</text:p>
          </table:table-cell>
          <table:table-cell office:value-type="percentage" office:value="0.7016284624925353" table:style-name="ce47">
            <text:p>7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89" table:style-name="ce46">
            <text:p>3.689</text:p>
          </table:table-cell>
          <table:table-cell office:value-type="string" table:style-name="ce47">
            <text:p>-</text:p>
          </table:table-cell>
          <table:table-cell office:value-type="float" office:value="9694" table:style-name="ce46">
            <text:p>9.694</text:p>
          </table:table-cell>
          <table:table-cell office:value-type="string" table:style-name="ce47">
            <text:p>-</text:p>
          </table:table-cell>
          <table:table-cell office:value-type="float" office:value="22728" table:style-name="ce46">
            <text:p>22.728</text:p>
          </table:table-cell>
          <table:table-cell office:value-type="string" table:style-name="ce47">
            <text:p>-</text:p>
          </table:table-cell>
          <table:table-cell office:value-type="float" office:value="32876" table:style-name="ce46">
            <text:p>32.876</text:p>
          </table:table-cell>
          <table:table-cell office:value-type="string" table:style-name="ce47">
            <text:p>-</text:p>
          </table:table-cell>
          <table:table-cell office:value-type="float" office:value="25035" table:style-name="ce46">
            <text:p>25.035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01" table:style-name="ce46">
            <text:p>95.30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1" table:style-name="ce49">
            <text:p>51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8" table:style-name="ce49">
            <text:p>898</text:p>
          </table:table-cell>
          <table:table-cell office:value-type="string" table:style-name="ce50">
            <text:p>-</text:p>
          </table:table-cell>
          <table:table-cell office:value-type="float" office:value="1881" table:style-name="ce49">
            <text:p>1.881</text:p>
          </table:table-cell>
          <table:table-cell office:value-type="string" table:style-name="ce50">
            <text:p>-</text:p>
          </table:table-cell>
          <table:table-cell office:value-type="float" office:value="2326" table:style-name="ce49">
            <text:p>2.326</text:p>
          </table:table-cell>
          <table:table-cell office:value-type="string" table:style-name="ce50">
            <text:p>-</text:p>
          </table:table-cell>
          <table:table-cell office:value-type="float" office:value="2061" table:style-name="ce49">
            <text:p>2.061</text:p>
          </table:table-cell>
          <table:table-cell office:value-type="string" table:style-name="ce50">
            <text:p>-</text:p>
          </table:table-cell>
          <table:table-cell office:value-type="float" office:value="263" table:style-name="ce49">
            <text:p>263</text:p>
          </table:table-cell>
          <table:table-cell office:value-type="string" table:style-name="ce50">
            <text:p>-</text:p>
          </table:table-cell>
          <table:table-cell office:value-type="float" office:value="7823" table:style-name="ce49">
            <text:p>7.82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6411" table:style-name="ce53">
            <text:p>2.946.411</text:p>
          </table:table-cell>
          <table:table-cell office:value-type="percentage" office:value="1" table:style-name="ce54">
            <text:p>100,0%</text:p>
          </table:table-cell>
          <table:table-cell office:value-type="float" office:value="3959482" table:style-name="ce53">
            <text:p>3.959.482</text:p>
          </table:table-cell>
          <table:table-cell office:value-type="percentage" office:value="0.99985782989839767" table:style-name="ce54">
            <text:p>100,0%</text:p>
          </table:table-cell>
          <table:table-cell office:value-type="float" office:value="5317520" table:style-name="ce53">
            <text:p>5.317.520</text:p>
          </table:table-cell>
          <table:table-cell office:value-type="percentage" office:value="0.99635262299732474" table:style-name="ce54">
            <text:p>99,6%</text:p>
          </table:table-cell>
          <table:table-cell office:value-type="float" office:value="6738706" table:style-name="ce53">
            <text:p>6.738.706</text:p>
          </table:table-cell>
          <table:table-cell office:value-type="percentage" office:value="0.95811358129448654" table:style-name="ce54">
            <text:p>95,8%</text:p>
          </table:table-cell>
          <table:table-cell office:value-type="float" office:value="7083071" table:style-name="ce53">
            <text:p>7.083.071</text:p>
          </table:table-cell>
          <table:table-cell office:value-type="percentage" office:value="0.89753003679671539" table:style-name="ce54">
            <text:p>89,8%</text:p>
          </table:table-cell>
          <table:table-cell office:value-type="float" office:value="5057264" table:style-name="ce53">
            <text:p>5.057.264</text:p>
          </table:table-cell>
          <table:table-cell office:value-type="percentage" office:value="0.81170736467608917" table:style-name="ce54">
            <text:p>81,2%</text:p>
          </table:table-cell>
          <table:table-cell office:value-type="float" office:value="4168681" table:style-name="ce53">
            <text:p>4.168.681</text:p>
          </table:table-cell>
          <table:table-cell office:value-type="percentage" office:value="0.84307067855293816" table:style-name="ce54">
            <text:p>84,3%</text:p>
          </table:table-cell>
          <table:table-cell office:value-type="float" office:value="3494906" table:style-name="ce53">
            <text:p>3.494.906</text:p>
          </table:table-cell>
          <table:table-cell office:value-type="percentage" office:value="0.8987370026790541" table:style-name="ce54">
            <text:p>89,9%</text:p>
          </table:table-cell>
          <table:table-cell office:value-type="float" office:value="38766041" table:style-name="ce53">
            <text:p>38.766.04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037512404787414" table:style-name="ce54">
            <text:p>92,0%</text:p>
          </table:table-cell>
          <table:table-cell office:value-type="percentage" office:value="0.81697347747282212" table:style-name="ce54">
            <text:p>81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953" table:style-name="ce43">
            <text:p>429.953</text:p>
          </table:table-cell>
          <table:table-cell office:value-type="percentage" office:value="1" table:style-name="ce44">
            <text:p>100,0%</text:p>
          </table:table-cell>
          <table:table-cell office:value-type="float" office:value="651600" table:style-name="ce43">
            <text:p>651.600</text:p>
          </table:table-cell>
          <table:table-cell office:value-type="percentage" office:value="1" table:style-name="ce44">
            <text:p>100,0%</text:p>
          </table:table-cell>
          <table:table-cell office:value-type="float" office:value="922250" table:style-name="ce43">
            <text:p>922.250</text:p>
          </table:table-cell>
          <table:table-cell office:value-type="percentage" office:value="1.0066615947004138" table:style-name="ce44">
            <text:p>100,7%</text:p>
          </table:table-cell>
          <table:table-cell office:value-type="float" office:value="1212230" table:style-name="ce43">
            <text:p>1.212.230</text:p>
          </table:table-cell>
          <table:table-cell office:value-type="percentage" office:value="0.95826867696267493" table:style-name="ce44">
            <text:p>95,8%</text:p>
          </table:table-cell>
          <table:table-cell office:value-type="float" office:value="1250642" table:style-name="ce43">
            <text:p>1.250.642</text:p>
          </table:table-cell>
          <table:table-cell office:value-type="percentage" office:value="0.90291629425448017" table:style-name="ce44">
            <text:p>90,3%</text:p>
          </table:table-cell>
          <table:table-cell office:value-type="float" office:value="929118" table:style-name="ce43">
            <text:p>929.118</text:p>
          </table:table-cell>
          <table:table-cell office:value-type="percentage" office:value="0.81486068002845069" table:style-name="ce44">
            <text:p>81,5%</text:p>
          </table:table-cell>
          <table:table-cell office:value-type="float" office:value="767995" table:style-name="ce43">
            <text:p>767.995</text:p>
          </table:table-cell>
          <table:table-cell office:value-type="percentage" office:value="0.82698196995279283" table:style-name="ce44">
            <text:p>82,7%</text:p>
          </table:table-cell>
          <table:table-cell office:value-type="float" office:value="676593" table:style-name="ce43">
            <text:p>676.593</text:p>
          </table:table-cell>
          <table:table-cell office:value-type="percentage" office:value="0.89864086799564891" table:style-name="ce44">
            <text:p>89,9%</text:p>
          </table:table-cell>
          <table:table-cell office:value-type="float" office:value="6840381" table:style-name="ce43">
            <text:p>6.840.38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792860282005773" table:style-name="ce44">
            <text:p>91,8%</text:p>
          </table:table-cell>
          <table:table-cell office:value-type="percentage" office:value="0.80813431672918534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68" table:style-name="ce46">
            <text:p>100.368</text:p>
          </table:table-cell>
          <table:table-cell office:value-type="percentage" office:value="1" table:style-name="ce47">
            <text:p>100,0%</text:p>
          </table:table-cell>
          <table:table-cell office:value-type="float" office:value="118944" table:style-name="ce46">
            <text:p>118.944</text:p>
          </table:table-cell>
          <table:table-cell office:value-type="percentage" office:value="0.99990752805682825" table:style-name="ce47">
            <text:p>100,0%</text:p>
          </table:table-cell>
          <table:table-cell office:value-type="float" office:value="152976" table:style-name="ce46">
            <text:p>152.976</text:p>
          </table:table-cell>
          <table:table-cell office:value-type="percentage" office:value="0.97831383859765808" table:style-name="ce47">
            <text:p>97,8%</text:p>
          </table:table-cell>
          <table:table-cell office:value-type="float" office:value="184756" table:style-name="ce46">
            <text:p>184.756</text:p>
          </table:table-cell>
          <table:table-cell office:value-type="percentage" office:value="0.93185921943247962" table:style-name="ce47">
            <text:p>93,2%</text:p>
          </table:table-cell>
          <table:table-cell office:value-type="float" office:value="187200" table:style-name="ce46">
            <text:p>187.200</text:p>
          </table:table-cell>
          <table:table-cell office:value-type="percentage" office:value="0.87092857176088545" table:style-name="ce47">
            <text:p>87,1%</text:p>
          </table:table-cell>
          <table:table-cell office:value-type="float" office:value="125529" table:style-name="ce46">
            <text:p>125.529</text:p>
          </table:table-cell>
          <table:table-cell office:value-type="percentage" office:value="0.7640882363682846" table:style-name="ce47">
            <text:p>76,4%</text:p>
          </table:table-cell>
          <table:table-cell office:value-type="float" office:value="103893" table:style-name="ce46">
            <text:p>103.893</text:p>
          </table:table-cell>
          <table:table-cell office:value-type="percentage" office:value="0.79671935031173069" table:style-name="ce47">
            <text:p>79,7%</text:p>
          </table:table-cell>
          <table:table-cell office:value-type="float" office:value="88123" table:style-name="ce46">
            <text:p>88.123</text:p>
          </table:table-cell>
          <table:table-cell office:value-type="percentage" office:value="0.85465866219243714" table:style-name="ce47">
            <text:p>85,5%</text:p>
          </table:table-cell>
          <table:table-cell office:value-type="float" office:value="1061789" table:style-name="ce46">
            <text:p>1.061.78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592316143153428" table:style-name="ce47">
            <text:p>89,6%</text:p>
          </table:table-cell>
          <table:table-cell office:value-type="percentage" office:value="0.79870331602967071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71" table:style-name="ce46">
            <text:p>88.271</text:p>
          </table:table-cell>
          <table:table-cell office:value-type="percentage" office:value="1" table:style-name="ce47">
            <text:p>100,0%</text:p>
          </table:table-cell>
          <table:table-cell office:value-type="float" office:value="114042" table:style-name="ce46">
            <text:p>114.042</text:p>
          </table:table-cell>
          <table:table-cell office:value-type="percentage" office:value="1" table:style-name="ce47">
            <text:p>100,0%</text:p>
          </table:table-cell>
          <table:table-cell office:value-type="float" office:value="147400" table:style-name="ce46">
            <text:p>147.400</text:p>
          </table:table-cell>
          <table:table-cell office:value-type="percentage" office:value="0.98495175473765806" table:style-name="ce47">
            <text:p>98,5%</text:p>
          </table:table-cell>
          <table:table-cell office:value-type="float" office:value="152296" table:style-name="ce46">
            <text:p>152.296</text:p>
          </table:table-cell>
          <table:table-cell office:value-type="percentage" office:value="0.93637062313627839" table:style-name="ce47">
            <text:p>93,6%</text:p>
          </table:table-cell>
          <table:table-cell office:value-type="float" office:value="150362" table:style-name="ce46">
            <text:p>150.362</text:p>
          </table:table-cell>
          <table:table-cell office:value-type="percentage" office:value="0.90040899917960637" table:style-name="ce47">
            <text:p>90,0%</text:p>
          </table:table-cell>
          <table:table-cell office:value-type="float" office:value="90296" table:style-name="ce46">
            <text:p>90.296</text:p>
          </table:table-cell>
          <table:table-cell office:value-type="percentage" office:value="0.78894898253401013" table:style-name="ce47">
            <text:p>78,9%</text:p>
          </table:table-cell>
          <table:table-cell office:value-type="float" office:value="65945" table:style-name="ce46">
            <text:p>65.945</text:p>
          </table:table-cell>
          <table:table-cell office:value-type="percentage" office:value="0.833575608954507" table:style-name="ce47">
            <text:p>83,4%</text:p>
          </table:table-cell>
          <table:table-cell office:value-type="float" office:value="60138" table:style-name="ce46">
            <text:p>60.138</text:p>
          </table:table-cell>
          <table:table-cell office:value-type="percentage" office:value="0.93965624999999997" table:style-name="ce47">
            <text:p>94,0%</text:p>
          </table:table-cell>
          <table:table-cell office:value-type="float" office:value="868750" table:style-name="ce46">
            <text:p>868.75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021189022268336" table:style-name="ce47">
            <text:p>93,0%</text:p>
          </table:table-cell>
          <table:table-cell office:value-type="percentage" office:value="0.8527322769105129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86" table:style-name="ce46">
            <text:p>51.186</text:p>
          </table:table-cell>
          <table:table-cell office:value-type="percentage" office:value="1" table:style-name="ce47">
            <text:p>100,0%</text:p>
          </table:table-cell>
          <table:table-cell office:value-type="float" office:value="79254" table:style-name="ce46">
            <text:p>79.254</text:p>
          </table:table-cell>
          <table:table-cell office:value-type="percentage" office:value="0.984326096676437" table:style-name="ce47">
            <text:p>98,4%</text:p>
          </table:table-cell>
          <table:table-cell office:value-type="float" office:value="110049" table:style-name="ce46">
            <text:p>110.049</text:p>
          </table:table-cell>
          <table:table-cell office:value-type="percentage" office:value="0.93873634107019477" table:style-name="ce47">
            <text:p>93,9%</text:p>
          </table:table-cell>
          <table:table-cell office:value-type="float" office:value="150256" table:style-name="ce46">
            <text:p>150.256</text:p>
          </table:table-cell>
          <table:table-cell office:value-type="percentage" office:value="0.90626489019704815" table:style-name="ce47">
            <text:p>90,6%</text:p>
          </table:table-cell>
          <table:table-cell office:value-type="float" office:value="169182" table:style-name="ce46">
            <text:p>169.182</text:p>
          </table:table-cell>
          <table:table-cell office:value-type="percentage" office:value="0.82058669460450495" table:style-name="ce47">
            <text:p>82,1%</text:p>
          </table:table-cell>
          <table:table-cell office:value-type="float" office:value="128860" table:style-name="ce46">
            <text:p>128.860</text:p>
          </table:table-cell>
          <table:table-cell office:value-type="percentage" office:value="0.70729525158216555" table:style-name="ce47">
            <text:p>70,7%</text:p>
          </table:table-cell>
          <table:table-cell office:value-type="float" office:value="98868" table:style-name="ce46">
            <text:p>98.868</text:p>
          </table:table-cell>
          <table:table-cell office:value-type="percentage" office:value="0.71673601948645083" table:style-name="ce47">
            <text:p>71,7%</text:p>
          </table:table-cell>
          <table:table-cell office:value-type="float" office:value="76580" table:style-name="ce46">
            <text:p>76.580</text:p>
          </table:table-cell>
          <table:table-cell office:value-type="percentage" office:value="0.80205278592375362" table:style-name="ce47">
            <text:p>80,2%</text:p>
          </table:table-cell>
          <table:table-cell office:value-type="float" office:value="864235" table:style-name="ce46">
            <text:p>864.23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511697638440496" table:style-name="ce47">
            <text:p>83,5%</text:p>
          </table:table-cell>
          <table:table-cell office:value-type="percentage" office:value="0.73768952569389257" table:style-name="ce47">
            <text:p>7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86" table:style-name="ce46">
            <text:p>92.286</text:p>
          </table:table-cell>
          <table:table-cell office:value-type="percentage" office:value="1" table:style-name="ce47">
            <text:p>100,0%</text:p>
          </table:table-cell>
          <table:table-cell office:value-type="float" office:value="150846" table:style-name="ce46">
            <text:p>150.846</text:p>
          </table:table-cell>
          <table:table-cell office:value-type="percentage" office:value="0.97615365201804172" table:style-name="ce47">
            <text:p>97,6%</text:p>
          </table:table-cell>
          <table:table-cell office:value-type="float" office:value="221857" table:style-name="ce46">
            <text:p>221.857</text:p>
          </table:table-cell>
          <table:table-cell office:value-type="percentage" office:value="0.9437028907831827" table:style-name="ce47">
            <text:p>94,4%</text:p>
          </table:table-cell>
          <table:table-cell office:value-type="float" office:value="319972" table:style-name="ce46">
            <text:p>319.972</text:p>
          </table:table-cell>
          <table:table-cell office:value-type="percentage" office:value="0.91287031542429364" table:style-name="ce47">
            <text:p>91,3%</text:p>
          </table:table-cell>
          <table:table-cell office:value-type="float" office:value="316583" table:style-name="ce46">
            <text:p>316.583</text:p>
          </table:table-cell>
          <table:table-cell office:value-type="percentage" office:value="0.81609542075251851" table:style-name="ce47">
            <text:p>81,6%</text:p>
          </table:table-cell>
          <table:table-cell office:value-type="float" office:value="226764" table:style-name="ce46">
            <text:p>226.764</text:p>
          </table:table-cell>
          <table:table-cell office:value-type="percentage" office:value="0.72929946548142044" table:style-name="ce47">
            <text:p>72,9%</text:p>
          </table:table-cell>
          <table:table-cell office:value-type="float" office:value="183509" table:style-name="ce46">
            <text:p>183.509</text:p>
          </table:table-cell>
          <table:table-cell office:value-type="percentage" office:value="0.72893925671703452" table:style-name="ce47">
            <text:p>72,9%</text:p>
          </table:table-cell>
          <table:table-cell office:value-type="float" office:value="150008" table:style-name="ce46">
            <text:p>150.008</text:p>
          </table:table-cell>
          <table:table-cell office:value-type="percentage" office:value="0.83431870387158846" table:style-name="ce47">
            <text:p>83,4%</text:p>
          </table:table-cell>
          <table:table-cell office:value-type="float" office:value="1661825" table:style-name="ce46">
            <text:p>1.661.82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753520803519422" table:style-name="ce47">
            <text:p>84,8%</text:p>
          </table:table-cell>
          <table:table-cell office:value-type="percentage" office:value="0.76372318874681056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43" table:style-name="ce46">
            <text:p>42.143</text:p>
          </table:table-cell>
          <table:table-cell office:value-type="percentage" office:value="1" table:style-name="ce47">
            <text:p>100,0%</text:p>
          </table:table-cell>
          <table:table-cell office:value-type="float" office:value="55919" table:style-name="ce46">
            <text:p>55.919</text:p>
          </table:table-cell>
          <table:table-cell office:value-type="percentage" office:value="1" table:style-name="ce47">
            <text:p>100,0%</text:p>
          </table:table-cell>
          <table:table-cell office:value-type="float" office:value="76061" table:style-name="ce46">
            <text:p>76.061</text:p>
          </table:table-cell>
          <table:table-cell office:value-type="percentage" office:value="0.98339905617686985" table:style-name="ce47">
            <text:p>98,3%</text:p>
          </table:table-cell>
          <table:table-cell office:value-type="float" office:value="84074" table:style-name="ce46">
            <text:p>84.074</text:p>
          </table:table-cell>
          <table:table-cell office:value-type="percentage" office:value="0.9345293673024766" table:style-name="ce47">
            <text:p>93,5%</text:p>
          </table:table-cell>
          <table:table-cell office:value-type="float" office:value="87511" table:style-name="ce46">
            <text:p>87.511</text:p>
          </table:table-cell>
          <table:table-cell office:value-type="percentage" office:value="0.89507921733882934" table:style-name="ce47">
            <text:p>89,5%</text:p>
          </table:table-cell>
          <table:table-cell office:value-type="float" office:value="55039" table:style-name="ce46">
            <text:p>55.039</text:p>
          </table:table-cell>
          <table:table-cell office:value-type="percentage" office:value="0.78099413959956299" table:style-name="ce47">
            <text:p>78,1%</text:p>
          </table:table-cell>
          <table:table-cell office:value-type="float" office:value="41542" table:style-name="ce46">
            <text:p>41.542</text:p>
          </table:table-cell>
          <table:table-cell office:value-type="percentage" office:value="0.82253242253242254" table:style-name="ce47">
            <text:p>82,3%</text:p>
          </table:table-cell>
          <table:table-cell office:value-type="float" office:value="40308" table:style-name="ce46">
            <text:p>40.308</text:p>
          </table:table-cell>
          <table:table-cell office:value-type="percentage" office:value="0.91686190660328004" table:style-name="ce47">
            <text:p>91,7%</text:p>
          </table:table-cell>
          <table:table-cell office:value-type="float" office:value="482597" table:style-name="ce46">
            <text:p>482.597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76347908045186" table:style-name="ce47">
            <text:p>92,1%</text:p>
          </table:table-cell>
          <table:table-cell office:value-type="percentage" office:value="0.82791707053464969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48" table:style-name="ce46">
            <text:p>227.848</text:p>
          </table:table-cell>
          <table:table-cell office:value-type="percentage" office:value="1" table:style-name="ce47">
            <text:p>100,0%</text:p>
          </table:table-cell>
          <table:table-cell office:value-type="float" office:value="250280" table:style-name="ce46">
            <text:p>250.280</text:p>
          </table:table-cell>
          <table:table-cell office:value-type="percentage" office:value="1" table:style-name="ce47">
            <text:p>100,0%</text:p>
          </table:table-cell>
          <table:table-cell office:value-type="float" office:value="321390" table:style-name="ce46">
            <text:p>321.390</text:p>
          </table:table-cell>
          <table:table-cell office:value-type="percentage" office:value="1.0088362238091502" table:style-name="ce47">
            <text:p>100,9%</text:p>
          </table:table-cell>
          <table:table-cell office:value-type="float" office:value="350745" table:style-name="ce46">
            <text:p>350.745</text:p>
          </table:table-cell>
          <table:table-cell office:value-type="percentage" office:value="0.92016790188233755" table:style-name="ce47">
            <text:p>92,0%</text:p>
          </table:table-cell>
          <table:table-cell office:value-type="float" office:value="318845" table:style-name="ce46">
            <text:p>318.845</text:p>
          </table:table-cell>
          <table:table-cell office:value-type="percentage" office:value="0.87762348440015969" table:style-name="ce47">
            <text:p>87,8%</text:p>
          </table:table-cell>
          <table:table-cell office:value-type="float" office:value="211048" table:style-name="ce46">
            <text:p>211.048</text:p>
          </table:table-cell>
          <table:table-cell office:value-type="percentage" office:value="0.78813068790774621" table:style-name="ce47">
            <text:p>78,8%</text:p>
          </table:table-cell>
          <table:table-cell office:value-type="float" office:value="171641" table:style-name="ce46">
            <text:p>171.641</text:p>
          </table:table-cell>
          <table:table-cell office:value-type="percentage" office:value="0.81344132394339497" table:style-name="ce47">
            <text:p>81,3%</text:p>
          </table:table-cell>
          <table:table-cell office:value-type="float" office:value="140358" table:style-name="ce46">
            <text:p>140.358</text:p>
          </table:table-cell>
          <table:table-cell office:value-type="percentage" office:value="0.84889501759988384" table:style-name="ce47">
            <text:p>84,9%</text:p>
          </table:table-cell>
          <table:table-cell office:value-type="float" office:value="1992155" table:style-name="ce46">
            <text:p>1.992.15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540597531628909" table:style-name="ce47">
            <text:p>91,5%</text:p>
          </table:table-cell>
          <table:table-cell office:value-type="percentage" office:value="0.8318259748350465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54" table:style-name="ce46">
            <text:p>137.254</text:p>
          </table:table-cell>
          <table:table-cell office:value-type="percentage" office:value="1" table:style-name="ce47">
            <text:p>100,0%</text:p>
          </table:table-cell>
          <table:table-cell office:value-type="float" office:value="158169" table:style-name="ce46">
            <text:p>158.169</text:p>
          </table:table-cell>
          <table:table-cell office:value-type="percentage" office:value="0.99414208584484065" table:style-name="ce47">
            <text:p>99,4%</text:p>
          </table:table-cell>
          <table:table-cell office:value-type="float" office:value="214397" table:style-name="ce46">
            <text:p>214.397</text:p>
          </table:table-cell>
          <table:table-cell office:value-type="percentage" office:value="0.98147351266228411" table:style-name="ce47">
            <text:p>98,1%</text:p>
          </table:table-cell>
          <table:table-cell office:value-type="float" office:value="278991" table:style-name="ce46">
            <text:p>278.991</text:p>
          </table:table-cell>
          <table:table-cell office:value-type="percentage" office:value="0.90735272117029508" table:style-name="ce47">
            <text:p>90,7%</text:p>
          </table:table-cell>
          <table:table-cell office:value-type="float" office:value="278623" table:style-name="ce46">
            <text:p>278.623</text:p>
          </table:table-cell>
          <table:table-cell office:value-type="percentage" office:value="0.84276704829025573" table:style-name="ce47">
            <text:p>84,3%</text:p>
          </table:table-cell>
          <table:table-cell office:value-type="float" office:value="198338" table:style-name="ce46">
            <text:p>198.338</text:p>
          </table:table-cell>
          <table:table-cell office:value-type="percentage" office:value="0.74590919176686055" table:style-name="ce47">
            <text:p>74,6%</text:p>
          </table:table-cell>
          <table:table-cell office:value-type="float" office:value="165898" table:style-name="ce46">
            <text:p>165.898</text:p>
          </table:table-cell>
          <table:table-cell office:value-type="percentage" office:value="0.76068944330067079" table:style-name="ce47">
            <text:p>76,1%</text:p>
          </table:table-cell>
          <table:table-cell office:value-type="float" office:value="146648" table:style-name="ce46">
            <text:p>146.648</text:p>
          </table:table-cell>
          <table:table-cell office:value-type="percentage" office:value="0.84294024325753569" table:style-name="ce47">
            <text:p>84,3%</text:p>
          </table:table-cell>
          <table:table-cell office:value-type="float" office:value="1578318" table:style-name="ce46">
            <text:p>1.578.31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58511795769977" table:style-name="ce47">
            <text:p>87,3%</text:p>
          </table:table-cell>
          <table:table-cell office:value-type="percentage" office:value="0.77171024549425216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232" table:style-name="ce46">
            <text:p>454.232</text:p>
          </table:table-cell>
          <table:table-cell office:value-type="percentage" office:value="1" table:style-name="ce47">
            <text:p>100,0%</text:p>
          </table:table-cell>
          <table:table-cell office:value-type="float" office:value="616078" table:style-name="ce46">
            <text:p>616.078</text:p>
          </table:table-cell>
          <table:table-cell office:value-type="percentage" office:value="0.96975563992620717" table:style-name="ce47">
            <text:p>97,0%</text:p>
          </table:table-cell>
          <table:table-cell office:value-type="float" office:value="783742" table:style-name="ce46">
            <text:p>783.742</text:p>
          </table:table-cell>
          <table:table-cell office:value-type="percentage" office:value="0.9357174922157061" table:style-name="ce47">
            <text:p>93,6%</text:p>
          </table:table-cell>
          <table:table-cell office:value-type="float" office:value="1021266" table:style-name="ce46">
            <text:p>1.021.266</text:p>
          </table:table-cell>
          <table:table-cell office:value-type="percentage" office:value="0.93541372804044776" table:style-name="ce47">
            <text:p>93,5%</text:p>
          </table:table-cell>
          <table:table-cell office:value-type="float" office:value="1130192" table:style-name="ce46">
            <text:p>1.130.192</text:p>
          </table:table-cell>
          <table:table-cell office:value-type="percentage" office:value="0.85831608765487888" table:style-name="ce47">
            <text:p>85,8%</text:p>
          </table:table-cell>
          <table:table-cell office:value-type="float" office:value="785330" table:style-name="ce46">
            <text:p>785.330</text:p>
          </table:table-cell>
          <table:table-cell office:value-type="percentage" office:value="0.75176230936235222" table:style-name="ce47">
            <text:p>75,2%</text:p>
          </table:table-cell>
          <table:table-cell office:value-type="float" office:value="649237" table:style-name="ce46">
            <text:p>649.237</text:p>
          </table:table-cell>
          <table:table-cell office:value-type="percentage" office:value="0.77388236275754374" table:style-name="ce47">
            <text:p>77,4%</text:p>
          </table:table-cell>
          <table:table-cell office:value-type="float" office:value="542650" table:style-name="ce46">
            <text:p>542.650</text:p>
          </table:table-cell>
          <table:table-cell office:value-type="percentage" office:value="0.82700109423530022" table:style-name="ce47">
            <text:p>82,7%</text:p>
          </table:table-cell>
          <table:table-cell office:value-type="float" office:value="5982727" table:style-name="ce46">
            <text:p>5.982.72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105611819997786" table:style-name="ce47">
            <text:p>87,1%</text:p>
          </table:table-cell>
          <table:table-cell office:value-type="percentage" office:value="0.76894070403634529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04" table:style-name="ce46">
            <text:p>293.204</text:p>
          </table:table-cell>
          <table:table-cell office:value-type="percentage" office:value="1" table:style-name="ce47">
            <text:p>100,0%</text:p>
          </table:table-cell>
          <table:table-cell office:value-type="float" office:value="432515" table:style-name="ce46">
            <text:p>432.515</text:p>
          </table:table-cell>
          <table:table-cell office:value-type="percentage" office:value="0.98778838994934481" table:style-name="ce47">
            <text:p>98,8%</text:p>
          </table:table-cell>
          <table:table-cell office:value-type="float" office:value="560637" table:style-name="ce46">
            <text:p>560.637</text:p>
          </table:table-cell>
          <table:table-cell office:value-type="percentage" office:value="0.96540376906228043" table:style-name="ce47">
            <text:p>96,5%</text:p>
          </table:table-cell>
          <table:table-cell office:value-type="float" office:value="711571" table:style-name="ce46">
            <text:p>711.571</text:p>
          </table:table-cell>
          <table:table-cell office:value-type="percentage" office:value="0.94581794787953222" table:style-name="ce47">
            <text:p>94,6%</text:p>
          </table:table-cell>
          <table:table-cell office:value-type="float" office:value="750634" table:style-name="ce46">
            <text:p>750.634</text:p>
          </table:table-cell>
          <table:table-cell office:value-type="percentage" office:value="0.88145206367398321" table:style-name="ce47">
            <text:p>88,1%</text:p>
          </table:table-cell>
          <table:table-cell office:value-type="float" office:value="509267" table:style-name="ce46">
            <text:p>509.267</text:p>
          </table:table-cell>
          <table:table-cell office:value-type="percentage" office:value="0.78498641251990342" table:style-name="ce47">
            <text:p>78,5%</text:p>
          </table:table-cell>
          <table:table-cell office:value-type="float" office:value="424282" table:style-name="ce46">
            <text:p>424.282</text:p>
          </table:table-cell>
          <table:table-cell office:value-type="percentage" office:value="0.8220512045508267" table:style-name="ce47">
            <text:p>82,2%</text:p>
          </table:table-cell>
          <table:table-cell office:value-type="float" office:value="372462" table:style-name="ce46">
            <text:p>372.462</text:p>
          </table:table-cell>
          <table:table-cell office:value-type="percentage" office:value="0.87734935729075147" table:style-name="ce47">
            <text:p>87,7%</text:p>
          </table:table-cell>
          <table:table-cell office:value-type="float" office:value="4054572" table:style-name="ce46">
            <text:p>4.054.57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33274738612968" table:style-name="ce47">
            <text:p>90,3%</text:p>
          </table:table-cell>
          <table:table-cell office:value-type="percentage" office:value="0.80171821108789521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97" table:style-name="ce46">
            <text:p>77.597</text:p>
          </table:table-cell>
          <table:table-cell office:value-type="percentage" office:value="1" table:style-name="ce47">
            <text:p>100,0%</text:p>
          </table:table-cell>
          <table:table-cell office:value-type="float" office:value="95645" table:style-name="ce46">
            <text:p>95.645</text:p>
          </table:table-cell>
          <table:table-cell office:value-type="percentage" office:value="1" table:style-name="ce47">
            <text:p>100,0%</text:p>
          </table:table-cell>
          <table:table-cell office:value-type="float" office:value="130441" table:style-name="ce46">
            <text:p>130.441</text:p>
          </table:table-cell>
          <table:table-cell office:value-type="percentage" office:value="1.0410544546158327" table:style-name="ce47">
            <text:p>104,1%</text:p>
          </table:table-cell>
          <table:table-cell office:value-type="float" office:value="160731" table:style-name="ce46">
            <text:p>160.731</text:p>
          </table:table-cell>
          <table:table-cell office:value-type="percentage" office:value="0.94985698751891079" table:style-name="ce47">
            <text:p>95,0%</text:p>
          </table:table-cell>
          <table:table-cell office:value-type="float" office:value="145070" table:style-name="ce46">
            <text:p>145.070</text:p>
          </table:table-cell>
          <table:table-cell office:value-type="percentage" office:value="0.90956399613778571" table:style-name="ce47">
            <text:p>91,0%</text:p>
          </table:table-cell>
          <table:table-cell office:value-type="float" office:value="111772" table:style-name="ce46">
            <text:p>111.772</text:p>
          </table:table-cell>
          <table:table-cell office:value-type="percentage" office:value="0.83737516762936492" table:style-name="ce47">
            <text:p>83,7%</text:p>
          </table:table-cell>
          <table:table-cell office:value-type="float" office:value="91891" table:style-name="ce46">
            <text:p>91.891</text:p>
          </table:table-cell>
          <table:table-cell office:value-type="percentage" office:value="0.81089834098129188" table:style-name="ce47">
            <text:p>81,1%</text:p>
          </table:table-cell>
          <table:table-cell office:value-type="float" office:value="76964" table:style-name="ce46">
            <text:p>76.964</text:p>
          </table:table-cell>
          <table:table-cell office:value-type="percentage" office:value="0.90812979351032452" table:style-name="ce47">
            <text:p>90,8%</text:p>
          </table:table-cell>
          <table:table-cell office:value-type="float" office:value="890111" table:style-name="ce46">
            <text:p>890.11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35813483219132" table:style-name="ce47">
            <text:p>93,4%</text:p>
          </table:table-cell>
          <table:table-cell office:value-type="percentage" office:value="0.836580710102661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3" table:style-name="ce46">
            <text:p>23.193</text:p>
          </table:table-cell>
          <table:table-cell office:value-type="percentage" office:value="1" table:style-name="ce47">
            <text:p>100,0%</text:p>
          </table:table-cell>
          <table:table-cell office:value-type="float" office:value="28594" table:style-name="ce46">
            <text:p>28.594</text:p>
          </table:table-cell>
          <table:table-cell office:value-type="percentage" office:value="1" table:style-name="ce47">
            <text:p>100,0%</text:p>
          </table:table-cell>
          <table:table-cell office:value-type="float" office:value="37154" table:style-name="ce46">
            <text:p>37.154</text:p>
          </table:table-cell>
          <table:table-cell office:value-type="percentage" office:value="0.98504692719656395" table:style-name="ce47">
            <text:p>98,5%</text:p>
          </table:table-cell>
          <table:table-cell office:value-type="float" office:value="44875" table:style-name="ce46">
            <text:p>44.875</text:p>
          </table:table-cell>
          <table:table-cell office:value-type="percentage" office:value="0.94148623699227929" table:style-name="ce47">
            <text:p>94,1%</text:p>
          </table:table-cell>
          <table:table-cell office:value-type="float" office:value="47130" table:style-name="ce46">
            <text:p>47.130</text:p>
          </table:table-cell>
          <table:table-cell office:value-type="percentage" office:value="0.89013541843730526" table:style-name="ce47">
            <text:p>89,0%</text:p>
          </table:table-cell>
          <table:table-cell office:value-type="float" office:value="31026" table:style-name="ce46">
            <text:p>31.026</text:p>
          </table:table-cell>
          <table:table-cell office:value-type="percentage" office:value="0.78908415778631191" table:style-name="ce47">
            <text:p>78,9%</text:p>
          </table:table-cell>
          <table:table-cell office:value-type="float" office:value="24006" table:style-name="ce46">
            <text:p>24.006</text:p>
          </table:table-cell>
          <table:table-cell office:value-type="percentage" office:value="0.78816731236456761" table:style-name="ce47">
            <text:p>78,8%</text:p>
          </table:table-cell>
          <table:table-cell office:value-type="float" office:value="22026" table:style-name="ce46">
            <text:p>22.026</text:p>
          </table:table-cell>
          <table:table-cell office:value-type="percentage" office:value="0.86268212439291869" table:style-name="ce47">
            <text:p>86,3%</text:p>
          </table:table-cell>
          <table:table-cell office:value-type="float" office:value="258004" table:style-name="ce46">
            <text:p>258.00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56076346092896" table:style-name="ce47">
            <text:p>90,9%</text:p>
          </table:table-cell>
          <table:table-cell office:value-type="percentage" office:value="0.8064792412960983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31" table:style-name="ce46">
            <text:p>73.331</text:p>
          </table:table-cell>
          <table:table-cell office:value-type="percentage" office:value="1" table:style-name="ce47">
            <text:p>100,0%</text:p>
          </table:table-cell>
          <table:table-cell office:value-type="float" office:value="102829" table:style-name="ce46">
            <text:p>102.829</text:p>
          </table:table-cell>
          <table:table-cell office:value-type="percentage" office:value="0.99931972128009017" table:style-name="ce47">
            <text:p>99,9%</text:p>
          </table:table-cell>
          <table:table-cell office:value-type="float" office:value="145544" table:style-name="ce46">
            <text:p>145.544</text:p>
          </table:table-cell>
          <table:table-cell office:value-type="percentage" office:value="0.9907085338542907" table:style-name="ce47">
            <text:p>99,1%</text:p>
          </table:table-cell>
          <table:table-cell office:value-type="float" office:value="206388" table:style-name="ce46">
            <text:p>206.388</text:p>
          </table:table-cell>
          <table:table-cell office:value-type="percentage" office:value="0.96779457553363091" table:style-name="ce47">
            <text:p>96,8%</text:p>
          </table:table-cell>
          <table:table-cell office:value-type="float" office:value="230532" table:style-name="ce46">
            <text:p>230.532</text:p>
          </table:table-cell>
          <table:table-cell office:value-type="percentage" office:value="0.90704564501469565" table:style-name="ce47">
            <text:p>90,7%</text:p>
          </table:table-cell>
          <table:table-cell office:value-type="float" office:value="166943" table:style-name="ce46">
            <text:p>166.943</text:p>
          </table:table-cell>
          <table:table-cell office:value-type="percentage" office:value="0.79875886948991159" table:style-name="ce47">
            <text:p>79,9%</text:p>
          </table:table-cell>
          <table:table-cell office:value-type="float" office:value="141054" table:style-name="ce46">
            <text:p>141.054</text:p>
          </table:table-cell>
          <table:table-cell office:value-type="percentage" office:value="0.81890065486972274" table:style-name="ce47">
            <text:p>81,9%</text:p>
          </table:table-cell>
          <table:table-cell office:value-type="float" office:value="121142" table:style-name="ce46">
            <text:p>121.142</text:p>
          </table:table-cell>
          <table:table-cell office:value-type="percentage" office:value="0.85374998238121413" table:style-name="ce47">
            <text:p>85,4%</text:p>
          </table:table-cell>
          <table:table-cell office:value-type="float" office:value="1187763" table:style-name="ce46">
            <text:p>1.187.76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659450118575391" table:style-name="ce47">
            <text:p>90,7%</text:p>
          </table:table-cell>
          <table:table-cell office:value-type="percentage" office:value="0.78594687447684075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78" table:style-name="ce46">
            <text:p>42.178</text:p>
          </table:table-cell>
          <table:table-cell office:value-type="percentage" office:value="1" table:style-name="ce47">
            <text:p>100,0%</text:p>
          </table:table-cell>
          <table:table-cell office:value-type="float" office:value="55816" table:style-name="ce46">
            <text:p>55.816</text:p>
          </table:table-cell>
          <table:table-cell office:value-type="percentage" office:value="1" table:style-name="ce47">
            <text:p>100,0%</text:p>
          </table:table-cell>
          <table:table-cell office:value-type="float" office:value="70503" table:style-name="ce46">
            <text:p>70.503</text:p>
          </table:table-cell>
          <table:table-cell office:value-type="percentage" office:value="0.95475597204918472" table:style-name="ce47">
            <text:p>95,5%</text:p>
          </table:table-cell>
          <table:table-cell office:value-type="float" office:value="91577" table:style-name="ce46">
            <text:p>91.577</text:p>
          </table:table-cell>
          <table:table-cell office:value-type="percentage" office:value="0.9470804806916665" table:style-name="ce47">
            <text:p>94,7%</text:p>
          </table:table-cell>
          <table:table-cell office:value-type="float" office:value="95215" table:style-name="ce46">
            <text:p>95.215</text:p>
          </table:table-cell>
          <table:table-cell office:value-type="percentage" office:value="0.88160404436954876" table:style-name="ce47">
            <text:p>88,2%</text:p>
          </table:table-cell>
          <table:table-cell office:value-type="float" office:value="64247" table:style-name="ce46">
            <text:p>64.247</text:p>
          </table:table-cell>
          <table:table-cell office:value-type="percentage" office:value="0.78984767829261993" table:style-name="ce47">
            <text:p>79,0%</text:p>
          </table:table-cell>
          <table:table-cell office:value-type="float" office:value="57430" table:style-name="ce46">
            <text:p>57.430</text:p>
          </table:table-cell>
          <table:table-cell office:value-type="percentage" office:value="0.84298442614528746" table:style-name="ce47">
            <text:p>84,3%</text:p>
          </table:table-cell>
          <table:table-cell office:value-type="float" office:value="50176" table:style-name="ce46">
            <text:p>50.176</text:p>
          </table:table-cell>
          <table:table-cell office:value-type="percentage" office:value="0.88983471660637015" table:style-name="ce47">
            <text:p>89,0%</text:p>
          </table:table-cell>
          <table:table-cell office:value-type="float" office:value="527142" table:style-name="ce46">
            <text:p>527.14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674872796953321" table:style-name="ce47">
            <text:p>90,7%</text:p>
          </table:table-cell>
          <table:table-cell office:value-type="percentage" office:value="0.79725407102573065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72" table:style-name="ce46">
            <text:p>162.072</text:p>
          </table:table-cell>
          <table:table-cell office:value-type="percentage" office:value="1.0260968660968661" table:style-name="ce47">
            <text:p>102,6%</text:p>
          </table:table-cell>
          <table:table-cell office:value-type="float" office:value="212296" table:style-name="ce46">
            <text:p>212.296</text:p>
          </table:table-cell>
          <table:table-cell office:value-type="percentage" office:value="0.99631595496548264" table:style-name="ce47">
            <text:p>99,6%</text:p>
          </table:table-cell>
          <table:table-cell office:value-type="float" office:value="269580" table:style-name="ce46">
            <text:p>269.580</text:p>
          </table:table-cell>
          <table:table-cell office:value-type="percentage" office:value="0.96237670418643506" table:style-name="ce47">
            <text:p>96,2%</text:p>
          </table:table-cell>
          <table:table-cell office:value-type="float" office:value="320507" table:style-name="ce46">
            <text:p>320.507</text:p>
          </table:table-cell>
          <table:table-cell office:value-type="percentage" office:value="0.94273142006665156" table:style-name="ce47">
            <text:p>94,3%</text:p>
          </table:table-cell>
          <table:table-cell office:value-type="float" office:value="319028" table:style-name="ce46">
            <text:p>319.028</text:p>
          </table:table-cell>
          <table:table-cell office:value-type="percentage" office:value="0.8809691466947227" table:style-name="ce47">
            <text:p>88,1%</text:p>
          </table:table-cell>
          <table:table-cell office:value-type="float" office:value="202613" table:style-name="ce46">
            <text:p>202.613</text:p>
          </table:table-cell>
          <table:table-cell office:value-type="percentage" office:value="0.77765666319954863" table:style-name="ce47">
            <text:p>77,8%</text:p>
          </table:table-cell>
          <table:table-cell office:value-type="float" office:value="165530" table:style-name="ce46">
            <text:p>165.530</text:p>
          </table:table-cell>
          <table:table-cell office:value-type="percentage" office:value="0.82135024363134757" table:style-name="ce47">
            <text:p>82,1%</text:p>
          </table:table-cell>
          <table:table-cell office:value-type="float" office:value="149349" table:style-name="ce46">
            <text:p>149.349</text:p>
          </table:table-cell>
          <table:table-cell office:value-type="percentage" office:value="0.88578698266965583" table:style-name="ce47">
            <text:p>88,6%</text:p>
          </table:table-cell>
          <table:table-cell office:value-type="float" office:value="1800975" table:style-name="ce46">
            <text:p>1.800.97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777557621363114" table:style-name="ce47">
            <text:p>90,8%</text:p>
          </table:table-cell>
          <table:table-cell office:value-type="percentage" office:value="0.81106586612768994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9300602130616025" table:style-name="ce47">
            <text:p>89,3%</text:p>
          </table:table-cell>
          <table:table-cell office:value-type="float" office:value="7507" table:style-name="ce46">
            <text:p>7.507</text:p>
          </table:table-cell>
          <table:table-cell office:value-type="percentage" office:value="0.95545373552246404" table:style-name="ce47">
            <text:p>95,5%</text:p>
          </table:table-cell>
          <table:table-cell office:value-type="float" office:value="10478" table:style-name="ce46">
            <text:p>10.478</text:p>
          </table:table-cell>
          <table:table-cell office:value-type="percentage" office:value="0.90671512634129459" table:style-name="ce47">
            <text:p>90,7%</text:p>
          </table:table-cell>
          <table:table-cell office:value-type="float" office:value="10996" table:style-name="ce46">
            <text:p>10.996</text:p>
          </table:table-cell>
          <table:table-cell office:value-type="percentage" office:value="0.8697990824236671" table:style-name="ce47">
            <text:p>87,0%</text:p>
          </table:table-cell>
          <table:table-cell office:value-type="float" office:value="9038" table:style-name="ce46">
            <text:p>9.038</text:p>
          </table:table-cell>
          <table:table-cell office:value-type="percentage" office:value="0.75987893055322009" table:style-name="ce47">
            <text:p>76,0%</text:p>
          </table:table-cell>
          <table:table-cell office:value-type="float" office:value="8759" table:style-name="ce46">
            <text:p>8.759</text:p>
          </table:table-cell>
          <table:table-cell office:value-type="percentage" office:value="0.79866873347314671" table:style-name="ce47">
            <text:p>79,9%</text:p>
          </table:table-cell>
          <table:table-cell office:value-type="float" office:value="8116" table:style-name="ce46">
            <text:p>8.116</text:p>
          </table:table-cell>
          <table:table-cell office:value-type="percentage" office:value="0.88932719701950469" table:style-name="ce47">
            <text:p>88,9%</text:p>
          </table:table-cell>
          <table:table-cell office:value-type="float" office:value="61129" table:style-name="ce46">
            <text:p>61.129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139646304516315" table:style-name="ce47">
            <text:p>86,1%</text:p>
          </table:table-cell>
          <table:table-cell office:value-type="percentage" office:value="0.72598038051352698" table:style-name="ce47">
            <text:p>72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1" table:style-name="ce46">
            <text:p>2.041</text:p>
          </table:table-cell>
          <table:table-cell office:value-type="percentage" office:value="0.86888037462750112" table:style-name="ce47">
            <text:p>86,9%</text:p>
          </table:table-cell>
          <table:table-cell office:value-type="float" office:value="3355" table:style-name="ce46">
            <text:p>3.355</text:p>
          </table:table-cell>
          <table:table-cell office:value-type="percentage" office:value="0.89514407684098185" table:style-name="ce47">
            <text:p>89,5%</text:p>
          </table:table-cell>
          <table:table-cell office:value-type="float" office:value="7267" table:style-name="ce46">
            <text:p>7.267</text:p>
          </table:table-cell>
          <table:table-cell office:value-type="percentage" office:value="0.9284527916187556" table:style-name="ce47">
            <text:p>92,8%</text:p>
          </table:table-cell>
          <table:table-cell office:value-type="float" office:value="9848" table:style-name="ce46">
            <text:p>9.848</text:p>
          </table:table-cell>
          <table:table-cell office:value-type="percentage" office:value="0.87158155588990172" table:style-name="ce47">
            <text:p>87,2%</text:p>
          </table:table-cell>
          <table:table-cell office:value-type="float" office:value="10291" table:style-name="ce46">
            <text:p>10.291</text:p>
          </table:table-cell>
          <table:table-cell office:value-type="percentage" office:value="0.85744042659556741" table:style-name="ce47">
            <text:p>85,7%</text:p>
          </table:table-cell>
          <table:table-cell office:value-type="float" office:value="8768" table:style-name="ce46">
            <text:p>8.768</text:p>
          </table:table-cell>
          <table:table-cell office:value-type="percentage" office:value="0.72265721585757847" table:style-name="ce47">
            <text:p>72,3%</text:p>
          </table:table-cell>
          <table:table-cell office:value-type="float" office:value="8711" table:style-name="ce46">
            <text:p>8.711</text:p>
          </table:table-cell>
          <table:table-cell office:value-type="percentage" office:value="0.72621925802417675" table:style-name="ce47">
            <text:p>72,6%</text:p>
          </table:table-cell>
          <table:table-cell office:value-type="float" office:value="8022" table:style-name="ce46">
            <text:p>8.022</text:p>
          </table:table-cell>
          <table:table-cell office:value-type="percentage" office:value="0.83789429705452267" table:style-name="ce47">
            <text:p>83,8%</text:p>
          </table:table-cell>
          <table:table-cell office:value-type="float" office:value="58303" table:style-name="ce46">
            <text:p>58.30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201418359721967" table:style-name="ce47">
            <text:p>82,2%</text:p>
          </table:table-cell>
          <table:table-cell office:value-type="percentage" office:value="0.66956451835178465" table:style-name="ce47">
            <text:p>67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58" table:style-name="ce46">
            <text:p>3.558</text:p>
          </table:table-cell>
          <table:table-cell office:value-type="string" table:style-name="ce47">
            <text:p>-</text:p>
          </table:table-cell>
          <table:table-cell office:value-type="float" office:value="9386" table:style-name="ce46">
            <text:p>9.386</text:p>
          </table:table-cell>
          <table:table-cell office:value-type="string" table:style-name="ce47">
            <text:p>-</text:p>
          </table:table-cell>
          <table:table-cell office:value-type="float" office:value="21883" table:style-name="ce46">
            <text:p>21.883</text:p>
          </table:table-cell>
          <table:table-cell office:value-type="string" table:style-name="ce47">
            <text:p>-</text:p>
          </table:table-cell>
          <table:table-cell office:value-type="float" office:value="31585" table:style-name="ce46">
            <text:p>31.585</text:p>
          </table:table-cell>
          <table:table-cell office:value-type="string" table:style-name="ce47">
            <text:p>-</text:p>
          </table:table-cell>
          <table:table-cell office:value-type="float" office:value="23603" table:style-name="ce46">
            <text:p>23.603</text:p>
          </table:table-cell>
          <table:table-cell office:value-type="string" table:style-name="ce47">
            <text:p>-</text:p>
          </table:table-cell>
          <table:table-cell office:value-type="float" office:value="1232" table:style-name="ce46">
            <text:p>1.232</text:p>
          </table:table-cell>
          <table:table-cell office:value-type="string" table:style-name="ce47">
            <text:p>-</text:p>
          </table:table-cell>
          <table:table-cell office:value-type="float" office:value="91287" table:style-name="ce46">
            <text:p>91.28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6" table:style-name="ce49">
            <text:p>46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61" table:style-name="ce49">
            <text:p>861</text:p>
          </table:table-cell>
          <table:table-cell office:value-type="string" table:style-name="ce50">
            <text:p>-</text:p>
          </table:table-cell>
          <table:table-cell office:value-type="float" office:value="1777" table:style-name="ce49">
            <text:p>1.777</text:p>
          </table:table-cell>
          <table:table-cell office:value-type="string" table:style-name="ce50">
            <text:p>-</text:p>
          </table:table-cell>
          <table:table-cell office:value-type="float" office:value="2171" table:style-name="ce49">
            <text:p>2.171</text:p>
          </table:table-cell>
          <table:table-cell office:value-type="string" table:style-name="ce50">
            <text:p>-</text:p>
          </table:table-cell>
          <table:table-cell office:value-type="float" office:value="1957" table:style-name="ce49">
            <text:p>1.957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360" table:style-name="ce49">
            <text:p>7.36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2570" table:style-name="ce53">
            <text:p>2.912.570</text:p>
          </table:table-cell>
          <table:table-cell office:value-type="percentage" office:value="1" table:style-name="ce54">
            <text:p>100,0%</text:p>
          </table:table-cell>
          <table:table-cell office:value-type="float" office:value="3930965" table:style-name="ce53">
            <text:p>3.930.965</text:p>
          </table:table-cell>
          <table:table-cell office:value-type="percentage" office:value="0.99265664910373497" table:style-name="ce54">
            <text:p>99,3%</text:p>
          </table:table-cell>
          <table:table-cell office:value-type="float" office:value="5203455" table:style-name="ce53">
            <text:p>5.203.455</text:p>
          </table:table-cell>
          <table:table-cell office:value-type="percentage" office:value="0.97498007302248868" table:style-name="ce54">
            <text:p>97,5%</text:p>
          </table:table-cell>
          <table:table-cell office:value-type="float" office:value="6647812" table:style-name="ce53">
            <text:p>6.647.812</text:p>
          </table:table-cell>
          <table:table-cell office:value-type="percentage" office:value="0.94519021353542698" table:style-name="ce54">
            <text:p>94,5%</text:p>
          </table:table-cell>
          <table:table-cell office:value-type="float" office:value="6950491" table:style-name="ce53">
            <text:p>6.950.491</text:p>
          </table:table-cell>
          <table:table-cell office:value-type="percentage" office:value="0.88073018652294166" table:style-name="ce54">
            <text:p>88,1%</text:p>
          </table:table-cell>
          <table:table-cell office:value-type="float" office:value="4887827" table:style-name="ce53">
            <text:p>4.887.827</text:p>
          </table:table-cell>
          <table:table-cell office:value-type="percentage" office:value="0.78451217361059955" table:style-name="ce54">
            <text:p>78,5%</text:p>
          </table:table-cell>
          <table:table-cell office:value-type="float" office:value="3983700" table:style-name="ce53">
            <text:p>3.983.700</text:p>
          </table:table-cell>
          <table:table-cell office:value-type="percentage" office:value="0.80566027051514366" table:style-name="ce54">
            <text:p>80,6%</text:p>
          </table:table-cell>
          <table:table-cell office:value-type="float" office:value="3352684" table:style-name="ce53">
            <text:p>3.352.684</text:p>
          </table:table-cell>
          <table:table-cell office:value-type="percentage" office:value="0.86216372317024315" table:style-name="ce54">
            <text:p>86,2%</text:p>
          </table:table-cell>
          <table:table-cell office:value-type="float" office:value="37869504" table:style-name="ce53">
            <text:p>37.869.50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908973272848436" table:style-name="ce54">
            <text:p>89,9%</text:p>
          </table:table-cell>
          <table:table-cell office:value-type="percentage" office:value="0.79807944208310944" table:style-name="ce54">
            <text:p>79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3">
            <text:p>50-59 años</text:p>
          </table:table-cell>
          <table:covered-table-cell/>
          <table:table-cell office:value-type="string" table:number-columns-spanned="2" table:number-rows-spanned="1" table:style-name="ce74">
            <text:p>40-49 años</text:p>
          </table:table-cell>
          <table:covered-table-cell/>
          <table:table-cell office:value-type="string" table:number-columns-spanned="2" table:number-rows-spanned="1" table:style-name="ce75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42473" table:style-name="ce60">
            <text:p>942.473</text:p>
          </table:table-cell>
          <table:table-cell office:value-type="percentage" office:value="0.87140713400083025" table:style-name="ce61">
            <text:p>87,1%</text:p>
          </table:table-cell>
          <table:table-cell office:value-type="float" office:value="650479" table:style-name="ce60">
            <text:p>650.479</text:p>
          </table:table-cell>
          <table:table-cell office:value-type="percentage" office:value="0.70531743019788562" table:style-name="ce61">
            <text:p>70,5%</text:p>
          </table:table-cell>
          <table:table-cell office:value-type="float" office:value="156960" table:style-name="ce60">
            <text:p>156.960</text:p>
          </table:table-cell>
          <table:table-cell office:value-type="percentage" office:value="0.12948037913597255" table:style-name="ce61">
            <text:p>12,9%</text:p>
          </table:table-cell>
          <table:table-cell office:value-type="float" office:value="125528" table:style-name="ce60">
            <text:p>125.528</text:p>
          </table:table-cell>
          <table:table-cell office:value-type="percentage" office:value="0.10037084953168053" table:style-name="ce61">
            <text:p>10,0%</text:p>
          </table:table-cell>
          <table:table-cell office:value-type="float" office:value="141024" table:style-name="ce60">
            <text:p>141.024</text:p>
          </table:table-cell>
          <table:table-cell office:value-type="percentage" office:value="0.44269350418603776" table:style-name="ce44">
            <text:p>44,3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194259" table:style-name="ce7">
            <text:p>194.259</text:p>
          </table:table-cell>
          <table:table-cell office:value-type="percentage" office:value="0.88576548478879402" table:style-name="ce47">
            <text:p>88,6%</text:p>
          </table:table-cell>
          <table:table-cell office:value-type="float" office:value="114836" table:style-name="ce7">
            <text:p>114.836</text:p>
          </table:table-cell>
          <table:table-cell office:value-type="percentage" office:value="0.7506798452044765" table:style-name="ce47">
            <text:p>75,1%</text:p>
          </table:table-cell>
          <table:table-cell office:value-type="float" office:value="34512" table:style-name="ce7">
            <text:p>34.512</text:p>
          </table:table-cell>
          <table:table-cell office:value-type="percentage" office:value="0.18679772240143758" table:style-name="ce47">
            <text:p>18,7%</text:p>
          </table:table-cell>
          <table:table-cell office:value-type="float" office:value="29671" table:style-name="ce7">
            <text:p>29.671</text:p>
          </table:table-cell>
          <table:table-cell office:value-type="percentage" office:value="0.15849893162393161" table:style-name="ce47">
            <text:p>15,8%</text:p>
          </table:table-cell>
          <table:table-cell office:value-type="float" office:value="29615" table:style-name="ce7">
            <text:p>29.615</text:p>
          </table:table-cell>
          <table:table-cell office:value-type="percentage" office:value="0.50452307535051699" table:style-name="ce47">
            <text:p>50,5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87699" table:style-name="ce7">
            <text:p>187.699</text:p>
          </table:table-cell>
          <table:table-cell office:value-type="percentage" office:value="0.92776539322732599" table:style-name="ce47">
            <text:p>92,8%</text:p>
          </table:table-cell>
          <table:table-cell office:value-type="float" office:value="130101" table:style-name="ce7">
            <text:p>130.101</text:p>
          </table:table-cell>
          <table:table-cell office:value-type="percentage" office:value="0.8826390773405699" table:style-name="ce47">
            <text:p>88,3%</text:p>
          </table:table-cell>
          <table:table-cell office:value-type="float" office:value="86434" table:style-name="ce7">
            <text:p>86.434</text:p>
          </table:table-cell>
          <table:table-cell office:value-type="percentage" office:value="0.56753952828702003" table:style-name="ce47">
            <text:p>56,8%</text:p>
          </table:table-cell>
          <table:table-cell office:value-type="float" office:value="32424" table:style-name="ce7">
            <text:p>32.424</text:p>
          </table:table-cell>
          <table:table-cell office:value-type="percentage" office:value="0.21563958978997352" table:style-name="ce47">
            <text:p>21,6%</text:p>
          </table:table-cell>
          <table:table-cell office:value-type="float" office:value="37935" table:style-name="ce7">
            <text:p>37.935</text:p>
          </table:table-cell>
          <table:table-cell office:value-type="percentage" office:value="0.83828696440015027" table:style-name="ce47">
            <text:p>83,8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09507" table:style-name="ce7">
            <text:p>109.507</text:p>
          </table:table-cell>
          <table:table-cell office:value-type="percentage" office:value="0.83952008586323212" table:style-name="ce47">
            <text:p>84,0%</text:p>
          </table:table-cell>
          <table:table-cell office:value-type="float" office:value="65647" table:style-name="ce7">
            <text:p>65.647</text:p>
          </table:table-cell>
          <table:table-cell office:value-type="percentage" office:value="0.596525184236113" table:style-name="ce47">
            <text:p>59,7%</text:p>
          </table:table-cell>
          <table:table-cell office:value-type="float" office:value="35461" table:style-name="ce7">
            <text:p>35.461</text:p>
          </table:table-cell>
          <table:table-cell office:value-type="percentage" office:value="0.23600388670003195" table:style-name="ce47">
            <text:p>23,6%</text:p>
          </table:table-cell>
          <table:table-cell office:value-type="float" office:value="17889" table:style-name="ce7">
            <text:p>17.889</text:p>
          </table:table-cell>
          <table:table-cell office:value-type="percentage" office:value="0.10573819909919495" table:style-name="ce47">
            <text:p>10,6%</text:p>
          </table:table-cell>
          <table:table-cell office:value-type="float" office:value="22317" table:style-name="ce7">
            <text:p>22.317</text:p>
          </table:table-cell>
          <table:table-cell office:value-type="percentage" office:value="0.43849101090480402" table:style-name="ce47">
            <text:p>43,8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197789" table:style-name="ce7">
            <text:p>197.789</text:p>
          </table:table-cell>
          <table:table-cell office:value-type="percentage" office:value="0.81350459832518962" table:style-name="ce47">
            <text:p>81,4%</text:p>
          </table:table-cell>
          <table:table-cell office:value-type="float" office:value="134808" table:style-name="ce7">
            <text:p>134.808</text:p>
          </table:table-cell>
          <table:table-cell office:value-type="percentage" office:value="0.60763464754323726" table:style-name="ce47">
            <text:p>60,8%</text:p>
          </table:table-cell>
          <table:table-cell office:value-type="float" office:value="99183" table:style-name="ce7">
            <text:p>99.183</text:p>
          </table:table-cell>
          <table:table-cell office:value-type="percentage" office:value="0.30997399772480094" table:style-name="ce47">
            <text:p>31,0%</text:p>
          </table:table-cell>
          <table:table-cell office:value-type="float" office:value="53741" table:style-name="ce7">
            <text:p>53.741</text:p>
          </table:table-cell>
          <table:table-cell office:value-type="percentage" office:value="0.16975327165387907" table:style-name="ce47">
            <text:p>17,0%</text:p>
          </table:table-cell>
          <table:table-cell office:value-type="float" office:value="76749" table:style-name="ce7">
            <text:p>76.749</text:p>
          </table:table-cell>
          <table:table-cell office:value-type="percentage" office:value="0.57227114448263783" table:style-name="ce47">
            <text:p>57,2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88575" table:style-name="ce7">
            <text:p>88.575</text:p>
          </table:table-cell>
          <table:table-cell office:value-type="percentage" office:value="0.9032550835185903" table:style-name="ce47">
            <text:p>90,3%</text:p>
          </table:table-cell>
          <table:table-cell office:value-type="float" office:value="63036" table:style-name="ce7">
            <text:p>63.036</text:p>
          </table:table-cell>
          <table:table-cell office:value-type="percentage" office:value="0.82875586700148562" table:style-name="ce47">
            <text:p>82,9%</text:p>
          </table:table-cell>
          <table:table-cell office:value-type="float" office:value="15637" table:style-name="ce7">
            <text:p>15.637</text:p>
          </table:table-cell>
          <table:table-cell office:value-type="percentage" office:value="0.18599091276732402" table:style-name="ce47">
            <text:p>18,6%</text:p>
          </table:table-cell>
          <table:table-cell office:value-type="float" office:value="14060" table:style-name="ce7">
            <text:p>14.060</text:p>
          </table:table-cell>
          <table:table-cell office:value-type="percentage" office:value="0.1606655163350893" table:style-name="ce47">
            <text:p>16,1%</text:p>
          </table:table-cell>
          <table:table-cell office:value-type="float" office:value="16825" table:style-name="ce7">
            <text:p>16.825</text:p>
          </table:table-cell>
          <table:table-cell office:value-type="percentage" office:value="0.79381929700401033" table:style-name="ce47">
            <text:p>79,4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39838" table:style-name="ce7">
            <text:p>439.838</text:p>
          </table:table-cell>
          <table:table-cell office:value-type="percentage" office:value="0.91991684235183879" table:style-name="ce47">
            <text:p>92,0%</text:p>
          </table:table-cell>
          <table:table-cell office:value-type="float" office:value="273697" table:style-name="ce7">
            <text:p>273.697</text:p>
          </table:table-cell>
          <table:table-cell office:value-type="percentage" office:value="0.85160397025420831" table:style-name="ce47">
            <text:p>85,2%</text:p>
          </table:table-cell>
          <table:table-cell office:value-type="float" office:value="112416" table:style-name="ce7">
            <text:p>112.416</text:p>
          </table:table-cell>
          <table:table-cell office:value-type="percentage" office:value="0.32050635076765172" table:style-name="ce47">
            <text:p>32,1%</text:p>
          </table:table-cell>
          <table:table-cell office:value-type="float" office:value="65917" table:style-name="ce7">
            <text:p>65.917</text:p>
          </table:table-cell>
          <table:table-cell office:value-type="percentage" office:value="0.20673681569414606" table:style-name="ce47">
            <text:p>20,7%</text:p>
          </table:table-cell>
          <table:table-cell office:value-type="float" office:value="74682" table:style-name="ce7">
            <text:p>74.682</text:p>
          </table:table-cell>
          <table:table-cell office:value-type="percentage" office:value="0.78138863312965601" table:style-name="ce47">
            <text:p>78,1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64588" table:style-name="ce7">
            <text:p>264.588</text:p>
          </table:table-cell>
          <table:table-cell office:value-type="percentage" office:value="0.89562424049583145" table:style-name="ce47">
            <text:p>89,6%</text:p>
          </table:table-cell>
          <table:table-cell office:value-type="float" office:value="168882" table:style-name="ce7">
            <text:p>168.882</text:p>
          </table:table-cell>
          <table:table-cell office:value-type="percentage" office:value="0.78770691754082378" table:style-name="ce47">
            <text:p>78,8%</text:p>
          </table:table-cell>
          <table:table-cell office:value-type="float" office:value="80937" table:style-name="ce7">
            <text:p>80.937</text:p>
          </table:table-cell>
          <table:table-cell office:value-type="percentage" office:value="0.29010613245588568" table:style-name="ce47">
            <text:p>29,0%</text:p>
          </table:table-cell>
          <table:table-cell office:value-type="float" office:value="49508" table:style-name="ce7">
            <text:p>49.508</text:p>
          </table:table-cell>
          <table:table-cell office:value-type="percentage" office:value="0.17768813055634317" table:style-name="ce47">
            <text:p>17,8%</text:p>
          </table:table-cell>
          <table:table-cell office:value-type="float" office:value="58236" table:style-name="ce7">
            <text:p>58.236</text:p>
          </table:table-cell>
          <table:table-cell office:value-type="percentage" office:value="0.75362018764153993" table:style-name="ce47">
            <text:p>75,4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12855" table:style-name="ce7">
            <text:p>912.855</text:p>
          </table:table-cell>
          <table:table-cell office:value-type="percentage" office:value="0.85288841550578809" table:style-name="ce47">
            <text:p>85,3%</text:p>
          </table:table-cell>
          <table:table-cell office:value-type="float" office:value="578656" table:style-name="ce7">
            <text:p>578.656</text:p>
          </table:table-cell>
          <table:table-cell office:value-type="percentage" office:value="0.73832460171842262" table:style-name="ce47">
            <text:p>73,8%</text:p>
          </table:table-cell>
          <table:table-cell office:value-type="float" office:value="229323" table:style-name="ce7">
            <text:p>229.323</text:p>
          </table:table-cell>
          <table:table-cell office:value-type="percentage" office:value="0.22454776718308453" table:style-name="ce47">
            <text:p>22,5%</text:p>
          </table:table-cell>
          <table:table-cell office:value-type="float" office:value="166911" table:style-name="ce7">
            <text:p>166.911</text:p>
          </table:table-cell>
          <table:table-cell office:value-type="percentage" office:value="0.14768375638829509" table:style-name="ce47">
            <text:p>14,8%</text:p>
          </table:table-cell>
          <table:table-cell office:value-type="float" office:value="159245" table:style-name="ce7">
            <text:p>159.245</text:p>
          </table:table-cell>
          <table:table-cell office:value-type="percentage" office:value="0.45872101397090592" table:style-name="ce47">
            <text:p>45,9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52960" table:style-name="ce7">
            <text:p>652.960</text:p>
          </table:table-cell>
          <table:table-cell office:value-type="percentage" office:value="0.89974218671414141" table:style-name="ce47">
            <text:p>90,0%</text:p>
          </table:table-cell>
          <table:table-cell office:value-type="float" office:value="422706" table:style-name="ce7">
            <text:p>422.706</text:p>
          </table:table-cell>
          <table:table-cell office:value-type="percentage" office:value="0.75397449686695672" table:style-name="ce47">
            <text:p>75,4%</text:p>
          </table:table-cell>
          <table:table-cell office:value-type="float" office:value="160420" table:style-name="ce7">
            <text:p>160.420</text:p>
          </table:table-cell>
          <table:table-cell office:value-type="percentage" office:value="0.2254448256041913" table:style-name="ce47">
            <text:p>22,5%</text:p>
          </table:table-cell>
          <table:table-cell office:value-type="float" office:value="115896" table:style-name="ce7">
            <text:p>115.896</text:p>
          </table:table-cell>
          <table:table-cell office:value-type="percentage" office:value="0.15439748266132364" table:style-name="ce47">
            <text:p>15,4%</text:p>
          </table:table-cell>
          <table:table-cell office:value-type="float" office:value="154573" table:style-name="ce7">
            <text:p>154.573</text:p>
          </table:table-cell>
          <table:table-cell office:value-type="percentage" office:value="0.73276446467088574" table:style-name="ce47">
            <text:p>73,3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1373" table:style-name="ce7">
            <text:p>151.373</text:p>
          </table:table-cell>
          <table:table-cell office:value-type="percentage" office:value="0.87376617679315638" table:style-name="ce47">
            <text:p>87,4%</text:p>
          </table:table-cell>
          <table:table-cell office:value-type="float" office:value="110674" table:style-name="ce7">
            <text:p>110.674</text:p>
          </table:table-cell>
          <table:table-cell office:value-type="percentage" office:value="0.84846022339601812" table:style-name="ce47">
            <text:p>84,8%</text:p>
          </table:table-cell>
          <table:table-cell office:value-type="float" office:value="55639" table:style-name="ce7">
            <text:p>55.639</text:p>
          </table:table-cell>
          <table:table-cell office:value-type="percentage" office:value="0.34616222135120167" table:style-name="ce47">
            <text:p>34,6%</text:p>
          </table:table-cell>
          <table:table-cell office:value-type="float" office:value="26452" table:style-name="ce7">
            <text:p>26.452</text:p>
          </table:table-cell>
          <table:table-cell office:value-type="percentage" office:value="0.18233956021231129" table:style-name="ce47">
            <text:p>18,2%</text:p>
          </table:table-cell>
          <table:table-cell office:value-type="float" office:value="32110" table:style-name="ce7">
            <text:p>32.110</text:p>
          </table:table-cell>
          <table:table-cell office:value-type="percentage" office:value="0.80536744419362927" table:style-name="ce47">
            <text:p>80,5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495052" table:style-name="ce7">
            <text:p>495.052</text:p>
          </table:table-cell>
          <table:table-cell office:value-type="percentage" office:value="0.93126132210168311" table:style-name="ce47">
            <text:p>93,1%</text:p>
          </table:table-cell>
          <table:table-cell office:value-type="float" office:value="320583" table:style-name="ce7">
            <text:p>320.583</text:p>
          </table:table-cell>
          <table:table-cell office:value-type="percentage" office:value="0.9275108639675036" table:style-name="ce47">
            <text:p>92,8%</text:p>
          </table:table-cell>
          <table:table-cell office:value-type="float" office:value="342088" table:style-name="ce7">
            <text:p>342.088</text:p>
          </table:table-cell>
          <table:table-cell office:value-type="percentage" office:value="0.8774907143296875" table:style-name="ce47">
            <text:p>87,7%</text:p>
          </table:table-cell>
          <table:table-cell office:value-type="float" office:value="128120" table:style-name="ce7">
            <text:p>128.120</text:p>
          </table:table-cell>
          <table:table-cell office:value-type="percentage" office:value="0.31496450134717879" table:style-name="ce47">
            <text:p>31,5%</text:p>
          </table:table-cell>
          <table:table-cell office:value-type="float" office:value="106553" table:style-name="ce7">
            <text:p>106.553</text:p>
          </table:table-cell>
          <table:table-cell office:value-type="percentage" office:value="0.8607074484842121" table:style-name="ce47">
            <text:p>86,1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3561" table:style-name="ce7">
            <text:p>43.561</text:p>
          </table:table-cell>
          <table:table-cell office:value-type="percentage" office:value="0.84115704713538142" table:style-name="ce47">
            <text:p>84,1%</text:p>
          </table:table-cell>
          <table:table-cell office:value-type="float" office:value="30344" table:style-name="ce7">
            <text:p>30.344</text:p>
          </table:table-cell>
          <table:table-cell office:value-type="percentage" office:value="0.81670883350379497" table:style-name="ce47">
            <text:p>81,7%</text:p>
          </table:table-cell>
          <table:table-cell office:value-type="float" office:value="10886" table:style-name="ce7">
            <text:p>10.886</text:p>
          </table:table-cell>
          <table:table-cell office:value-type="percentage" office:value="0.24258495821727019" table:style-name="ce47">
            <text:p>24,3%</text:p>
          </table:table-cell>
          <table:table-cell office:value-type="float" office:value="8694" table:style-name="ce7">
            <text:p>8.694</text:p>
          </table:table-cell>
          <table:table-cell office:value-type="percentage" office:value="0.18446849140674729" table:style-name="ce47">
            <text:p>18,4%</text:p>
          </table:table-cell>
          <table:table-cell office:value-type="float" office:value="11315" table:style-name="ce7">
            <text:p>11.315</text:p>
          </table:table-cell>
          <table:table-cell office:value-type="percentage" office:value="0.80248226950354606" table:style-name="ce47">
            <text:p>80,2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740918" table:style-name="ce7">
            <text:p>740.918</text:p>
          </table:table-cell>
          <table:table-cell office:value-type="percentage" office:value="0.83980314014589941" table:style-name="ce47">
            <text:p>84,0%</text:p>
          </table:table-cell>
          <table:table-cell office:value-type="float" office:value="438982" table:style-name="ce7">
            <text:p>438.982</text:p>
          </table:table-cell>
          <table:table-cell office:value-type="percentage" office:value="0.65012603187673457" table:style-name="ce47">
            <text:p>65,0%</text:p>
          </table:table-cell>
          <table:table-cell office:value-type="float" office:value="282987" table:style-name="ce7">
            <text:p>282.987</text:p>
          </table:table-cell>
          <table:table-cell office:value-type="percentage" office:value="0.30196360051048066" table:style-name="ce47">
            <text:p>30,2%</text:p>
          </table:table-cell>
          <table:table-cell office:value-type="float" office:value="181140" table:style-name="ce7">
            <text:p>181.140</text:p>
          </table:table-cell>
          <table:table-cell office:value-type="percentage" office:value="0.17723740948064567" table:style-name="ce47">
            <text:p>17,7%</text:p>
          </table:table-cell>
          <table:table-cell office:value-type="float" office:value="148005" table:style-name="ce7">
            <text:p>148.005</text:p>
          </table:table-cell>
          <table:table-cell office:value-type="percentage" office:value="0.61987209287715639" table:style-name="ce47">
            <text:p>62,0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49051" table:style-name="ce7">
            <text:p>149.051</text:p>
          </table:table-cell>
          <table:table-cell office:value-type="percentage" office:value="0.84611148955495008" table:style-name="ce47">
            <text:p>84,6%</text:p>
          </table:table-cell>
          <table:table-cell office:value-type="float" office:value="98911" table:style-name="ce7">
            <text:p>98.911</text:p>
          </table:table-cell>
          <table:table-cell office:value-type="percentage" office:value="0.67959517396800972" table:style-name="ce47">
            <text:p>68,0%</text:p>
          </table:table-cell>
          <table:table-cell office:value-type="float" office:value="43789" table:style-name="ce7">
            <text:p>43.789</text:p>
          </table:table-cell>
          <table:table-cell office:value-type="percentage" office:value="0.21216834312072408" table:style-name="ce47">
            <text:p>21,2%</text:p>
          </table:table-cell>
          <table:table-cell office:value-type="float" office:value="36524" table:style-name="ce7">
            <text:p>36.524</text:p>
          </table:table-cell>
          <table:table-cell office:value-type="percentage" office:value="0.15843353634202628" table:style-name="ce47">
            <text:p>15,8%</text:p>
          </table:table-cell>
          <table:table-cell office:value-type="float" office:value="43615" table:style-name="ce7">
            <text:p>43.615</text:p>
          </table:table-cell>
          <table:table-cell office:value-type="percentage" office:value="0.65400590802081304" table:style-name="ce47">
            <text:p>65,4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0896" table:style-name="ce7">
            <text:p>90.896</text:p>
          </table:table-cell>
          <table:table-cell office:value-type="percentage" office:value="0.92756699389758557" table:style-name="ce47">
            <text:p>92,8%</text:p>
          </table:table-cell>
          <table:table-cell office:value-type="float" office:value="61112" table:style-name="ce7">
            <text:p>61.112</text:p>
          </table:table-cell>
          <table:table-cell office:value-type="percentage" office:value="0.86679999432648258" table:style-name="ce47">
            <text:p>86,7%</text:p>
          </table:table-cell>
          <table:table-cell office:value-type="float" office:value="24799" table:style-name="ce7">
            <text:p>24.799</text:p>
          </table:table-cell>
          <table:table-cell office:value-type="percentage" office:value="0.27079943653974253" table:style-name="ce47">
            <text:p>27,1%</text:p>
          </table:table-cell>
          <table:table-cell office:value-type="float" office:value="14866" table:style-name="ce7">
            <text:p>14.866</text:p>
          </table:table-cell>
          <table:table-cell office:value-type="percentage" office:value="0.15613086173397048" table:style-name="ce47">
            <text:p>15,6%</text:p>
          </table:table-cell>
          <table:table-cell office:value-type="float" office:value="18689" table:style-name="ce7">
            <text:p>18.689</text:p>
          </table:table-cell>
          <table:table-cell office:value-type="percentage" office:value="0.78492230155396892" table:style-name="ce47">
            <text:p>78,5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29862" table:style-name="ce7">
            <text:p>329.862</text:p>
          </table:table-cell>
          <table:table-cell office:value-type="percentage" office:value="0.88111697580989823" table:style-name="ce47">
            <text:p>88,1%</text:p>
          </table:table-cell>
          <table:table-cell office:value-type="float" office:value="207781" table:style-name="ce7">
            <text:p>207.781</text:p>
          </table:table-cell>
          <table:table-cell office:value-type="percentage" office:value="0.77075821648490239" table:style-name="ce47">
            <text:p>77,1%</text:p>
          </table:table-cell>
          <table:table-cell office:value-type="float" office:value="109703" table:style-name="ce7">
            <text:p>109.703</text:p>
          </table:table-cell>
          <table:table-cell office:value-type="percentage" office:value="0.3422795757970965" table:style-name="ce47">
            <text:p>34,2%</text:p>
          </table:table-cell>
          <table:table-cell office:value-type="float" office:value="39141" table:style-name="ce7">
            <text:p>39.141</text:p>
          </table:table-cell>
          <table:table-cell office:value-type="percentage" office:value="0.12268829068294945" table:style-name="ce47">
            <text:p>12,3%</text:p>
          </table:table-cell>
          <table:table-cell office:value-type="float" office:value="72489" table:style-name="ce7">
            <text:p>72.489</text:p>
          </table:table-cell>
          <table:table-cell office:value-type="percentage" office:value="0.73214556252461893" table:style-name="ce47">
            <text:p>73,2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4967" table:style-name="ce7">
            <text:p>4.967</text:p>
          </table:table-cell>
          <table:table-cell office:value-type="percentage" office:value="0.79663191659983956" table:style-name="ce47">
            <text:p>79,7%</text:p>
          </table:table-cell>
          <table:table-cell office:value-type="float" office:value="5448" table:style-name="ce7">
            <text:p>5.448</text:p>
          </table:table-cell>
          <table:table-cell office:value-type="percentage" office:value="0.72572265885173837" table:style-name="ce47">
            <text:p>72,6%</text:p>
          </table:table-cell>
          <table:table-cell office:value-type="float" office:value="2801" table:style-name="ce7">
            <text:p>2.801</text:p>
          </table:table-cell>
          <table:table-cell office:value-type="percentage" office:value="0.26732200801679712" table:style-name="ce47">
            <text:p>26,7%</text:p>
          </table:table-cell>
          <table:table-cell office:value-type="float" office:value="1590" table:style-name="ce7">
            <text:p>1.590</text:p>
          </table:table-cell>
          <table:table-cell office:value-type="percentage" office:value="0.14459803564932702" table:style-name="ce47">
            <text:p>14,5%</text:p>
          </table:table-cell>
          <table:table-cell office:value-type="float" office:value="1271" table:style-name="ce7">
            <text:p>1.271</text:p>
          </table:table-cell>
          <table:table-cell office:value-type="percentage" office:value="0.3425876010781671" table:style-name="ce47">
            <text:p>34,3%</text:p>
          </table:table-cell>
          <table:table-cell table:number-columns-repeated="16373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3922" table:style-name="ce7">
            <text:p>3.922</text:p>
          </table:table-cell>
          <table:table-cell office:value-type="percentage" office:value="0.72683469236471465" table:style-name="ce47">
            <text:p>72,7%</text:p>
          </table:table-cell>
          <table:table-cell office:value-type="float" office:value="4569" table:style-name="ce7">
            <text:p>4.569</text:p>
          </table:table-cell>
          <table:table-cell office:value-type="percentage" office:value="0.62873262694371823" table:style-name="ce47">
            <text:p>62,9%</text:p>
          </table:table-cell>
          <table:table-cell office:value-type="float" office:value="5167" table:style-name="ce7">
            <text:p>5.167</text:p>
          </table:table-cell>
          <table:table-cell office:value-type="percentage" office:value="0.52467506092607641" table:style-name="ce47">
            <text:p>52,5%</text:p>
          </table:table-cell>
          <table:table-cell office:value-type="float" office:value="3139" table:style-name="ce7">
            <text:p>3.139</text:p>
          </table:table-cell>
          <table:table-cell office:value-type="percentage" office:value="0.30502380721018363" table:style-name="ce47">
            <text:p>30,5%</text:p>
          </table:table-cell>
          <table:table-cell office:value-type="float" office:value="1006" table:style-name="ce7">
            <text:p>1.006</text:p>
          </table:table-cell>
          <table:table-cell office:value-type="percentage" office:value="0.22450345904931934" table:style-name="ce47">
            <text:p>22,5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5" table:style-name="ce47">
            <text:p>25,0%</text:p>
          </table:table-cell>
          <table:table-cell office:value-type="float" office:value="1935" table:style-name="ce7">
            <text:p>1.935</text:p>
          </table:table-cell>
          <table:table-cell office:value-type="percentage" office:value="0.54384485666104554" table:style-name="ce47">
            <text:p>54,4%</text:p>
          </table:table-cell>
          <table:table-cell office:value-type="float" office:value="3253" table:style-name="ce7">
            <text:p>3.253</text:p>
          </table:table-cell>
          <table:table-cell office:value-type="percentage" office:value="0.34658001278499895" table:style-name="ce47">
            <text:p>34,7%</text:p>
          </table:table-cell>
          <table:table-cell office:value-type="float" office:value="7732" table:style-name="ce7">
            <text:p>7.732</text:p>
          </table:table-cell>
          <table:table-cell office:value-type="percentage" office:value="0.35333363798382306" table:style-name="ce47">
            <text:p>35,3%</text:p>
          </table:table-cell>
          <table:table-cell office:value-type="float" office:value="964" table:style-name="ce7">
            <text:p>964</text:p>
          </table:table-cell>
          <table:table-cell office:value-type="percentage" office:value="0.76145339652448663" table:style-name="ce47">
            <text:p>76,1%</text:p>
          </table:table-cell>
          <table:table-cell table:number-columns-repeated="16373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6" table:style-name="ce7">
            <text:p>6</text:p>
          </table:table-cell>
          <table:table-cell office:value-type="percentage" office:value="7.8947368421052627E-2" table:style-name="ce50">
            <text:p>7,9%</text:p>
          </table:table-cell>
          <table:table-cell office:value-type="float" office:value="16" table:style-name="ce7">
            <text:p>16</text:p>
          </table:table-cell>
          <table:table-cell office:value-type="percentage" office:value="5.7553956834532377E-2" table:style-name="ce50">
            <text:p>5,8%</text:p>
          </table:table-cell>
          <table:table-cell office:value-type="float" office:value="64" table:style-name="ce7">
            <text:p>64</text:p>
          </table:table-cell>
          <table:table-cell office:value-type="percentage" office:value="7.4332171893147503E-2" table:style-name="ce50">
            <text:p>7,4%</text:p>
          </table:table-cell>
          <table:table-cell office:value-type="float" office:value="70" table:style-name="ce7">
            <text:p>70</text:p>
          </table:table-cell>
          <table:table-cell office:value-type="percentage" office:value="3.9392234102419807E-2" table:style-name="ce50">
            <text:p>3,9%</text:p>
          </table:table-cell>
          <table:table-cell office:value-type="float" office:value="67" table:style-name="ce7">
            <text:p>67</text:p>
          </table:table-cell>
          <table:table-cell office:value-type="percentage" office:value="1.5279361459521095E-2" table:style-name="ce50">
            <text:p>1,5%</text:p>
          </table:table-cell>
          <table:table-cell table:number-columns-repeated="16373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000161" table:style-name="ce66">
            <text:p>6.000.161</text:p>
          </table:table-cell>
          <table:table-cell office:value-type="percentage" office:value="0.87676339786382329" table:style-name="ce67">
            <text:p>87,68%</text:p>
          </table:table-cell>
          <table:table-cell office:value-type="float" office:value="3883203" table:style-name="ce66">
            <text:p>3.883.203</text:p>
          </table:table-cell>
          <table:table-cell office:value-type="percentage" office:value="0.7462739660475588" table:style-name="ce67">
            <text:p>74,63%</text:p>
          </table:table-cell>
          <table:table-cell office:value-type="float" office:value="1892459" table:style-name="ce66">
            <text:p>1.892.459</text:p>
          </table:table-cell>
          <table:table-cell office:value-type="percentage" office:value="0.28467396490755154" table:style-name="ce67">
            <text:p>28,47%</text:p>
          </table:table-cell>
          <table:table-cell office:value-type="float" office:value="1119013" table:style-name="ce66">
            <text:p>1.119.013</text:p>
          </table:table-cell>
          <table:table-cell office:value-type="percentage" office:value="0.16099769066674571" table:style-name="ce67">
            <text:p>16,10%</text:p>
          </table:table-cell>
          <table:table-cell office:value-type="float" office:value="1207285" table:style-name="ce66">
            <text:p>1.207.285</text:p>
          </table:table-cell>
          <table:table-cell office:value-type="percentage" office:value="0.60988035628407355" table:style-name="ce67">
            <text:p>60,99%</text:p>
          </table:table-cell>
          <table:table-cell table:number-columns-repeated="16373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2"/>
          <table:table-cell table:style-name="ce1"/>
          <table:table-cell table:style-name="ce62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6">
            <text:p>Andalucía</text:p>
          </table:table-cell>
          <table:table-cell office:value-type="float" office:value="638443" table:style-name="ce77">
            <text:p>638.443</text:p>
          </table:table-cell>
          <table:table-cell office:value-type="float" office:value="186067" table:style-name="ce77">
            <text:p>186.067</text:p>
          </table:table-cell>
          <table:table-cell office:value-type="percentage" office:value="0.29143870322017784" table:style-name="ce78">
            <text:p>29,14%</text:p>
          </table:table-cell>
          <table:table-cell office:value-type="date" office:date-value="2021-12-29T00:00:00" table:style-name="ce79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90144" table:style-name="ce81">
            <text:p>90.144</text:p>
          </table:table-cell>
          <table:table-cell office:value-type="float" office:value="27759" table:style-name="ce81">
            <text:p>27.759</text:p>
          </table:table-cell>
          <table:table-cell office:value-type="percentage" office:value="0.3079406283280085" table:style-name="ce82">
            <text:p>30,79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4615" table:style-name="ce81">
            <text:p>54.615</text:p>
          </table:table-cell>
          <table:table-cell office:value-type="float" office:value="20476" table:style-name="ce81">
            <text:p>20.476</text:p>
          </table:table-cell>
          <table:table-cell office:value-type="percentage" office:value="0.37491531630504438" table:style-name="ce82">
            <text:p>37,49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217" table:style-name="ce81">
            <text:p>84.217</text:p>
          </table:table-cell>
          <table:table-cell office:value-type="float" office:value="11390" table:style-name="ce81">
            <text:p>11.390</text:p>
          </table:table-cell>
          <table:table-cell office:value-type="percentage" office:value="0.13524585297505254" table:style-name="ce82">
            <text:p>13,52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6910" table:style-name="ce81">
            <text:p>136.910</text:p>
          </table:table-cell>
          <table:table-cell office:value-type="float" office:value="35080" table:style-name="ce81">
            <text:p>35.080</text:p>
          </table:table-cell>
          <table:table-cell office:value-type="percentage" office:value="0.2562267182820831" table:style-name="ce82">
            <text:p>25,62%</text:p>
          </table:table-cell>
          <table:table-cell office:value-type="date" office:date-value="2021-12-28T00:00:00" table:style-name="ce83">
            <text:p>28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8052" table:style-name="ce81">
            <text:p>38.052</text:p>
          </table:table-cell>
          <table:table-cell office:value-type="float" office:value="13962" table:style-name="ce81">
            <text:p>13.962</text:p>
          </table:table-cell>
          <table:table-cell office:value-type="percentage" office:value="0.36691895301166827" table:style-name="ce82">
            <text:p>36,69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Castilla y León</text:p>
          </table:table-cell>
          <table:table-cell office:value-type="float" office:value="138981" table:style-name="ce81">
            <text:p>138.981</text:p>
          </table:table-cell>
          <table:table-cell office:value-type="float" office:value="44162" table:style-name="ce81">
            <text:p>44.162</text:p>
          </table:table-cell>
          <table:table-cell office:value-type="percentage" office:value="0.31775566444334119" table:style-name="ce82">
            <text:p>31,78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14">
          <table:table-cell office:value-type="string" table:style-name="ce80">
            <text:p>Castilla - La Mancha</text:p>
          </table:table-cell>
          <table:table-cell office:value-type="float" office:value="149968" table:style-name="ce81">
            <text:p>149.968</text:p>
          </table:table-cell>
          <table:table-cell office:value-type="float" office:value="44681" table:style-name="ce81">
            <text:p>44.681</text:p>
          </table:table-cell>
          <table:table-cell office:value-type="percentage" office:value="0.2979368932038835" table:style-name="ce82">
            <text:p>29,79%</text:p>
          </table:table-cell>
          <table:table-cell office:value-type="date" office:date-value="2021-12-28T00:00:00" table:style-name="ce83">
            <text:p>28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71450" table:style-name="ce81">
            <text:p>571.450</text:p>
          </table:table-cell>
          <table:table-cell office:value-type="float" office:value="117128" table:style-name="ce81">
            <text:p>117.128</text:p>
          </table:table-cell>
          <table:table-cell office:value-type="percentage" office:value="0.20496631376323388" table:style-name="ce82">
            <text:p>20,50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61203" table:style-name="ce81">
            <text:p>361.203</text:p>
          </table:table-cell>
          <table:table-cell office:value-type="float" office:value="105552" table:style-name="ce81">
            <text:p>105.552</text:p>
          </table:table-cell>
          <table:table-cell office:value-type="percentage" office:value="0.29222348651589275" table:style-name="ce82">
            <text:p>29,22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9578" table:style-name="ce81">
            <text:p>69.578</text:p>
          </table:table-cell>
          <table:table-cell office:value-type="float" office:value="24653" table:style-name="ce81">
            <text:p>24.653</text:p>
          </table:table-cell>
          <table:table-cell office:value-type="percentage" office:value="0.35432176837506107" table:style-name="ce82">
            <text:p>35,43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Galicia*</text:p>
          </table:table-cell>
          <table:table-cell office:value-type="float" office:value="155893" table:style-name="ce81">
            <text:p>155.893</text:p>
          </table:table-cell>
          <table:table-cell office:value-type="float" office:value="55515" table:style-name="ce81">
            <text:p>55.515</text:p>
          </table:table-cell>
          <table:table-cell office:value-type="percentage" office:value="0.35610963930388151" table:style-name="ce82">
            <text:p>35,61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2641" table:style-name="ce81">
            <text:p>22.641</text:p>
          </table:table-cell>
          <table:table-cell office:value-type="float" office:value="4683" table:style-name="ce81">
            <text:p>4.683</text:p>
          </table:table-cell>
          <table:table-cell office:value-type="percentage" office:value="0.2068371538359613" table:style-name="ce82">
            <text:p>20,68%</text:p>
          </table:table-cell>
          <table:table-cell office:value-type="date" office:date-value="2021-12-28T00:00:00" table:style-name="ce83">
            <text:p>28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5144" table:style-name="ce81">
            <text:p>495.144</text:p>
          </table:table-cell>
          <table:table-cell office:value-type="float" office:value="114130" table:style-name="ce81">
            <text:p>114.130</text:p>
          </table:table-cell>
          <table:table-cell office:value-type="percentage" office:value="0.23049860242676878" table:style-name="ce82">
            <text:p>23,05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Murcia<text:s text:c="2"/></text:p>
          </table:table-cell>
          <table:table-cell office:value-type="float" office:value="124444" table:style-name="ce81">
            <text:p>124.444</text:p>
          </table:table-cell>
          <table:table-cell office:value-type="float" office:value="29508" table:style-name="ce81">
            <text:p>29.508</text:p>
          </table:table-cell>
          <table:table-cell office:value-type="percentage" office:value="0.23711870399537141" table:style-name="ce82">
            <text:p>23,71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Navarra<text:s/></text:p>
          </table:table-cell>
          <table:table-cell office:value-type="float" office:value="50103" table:style-name="ce81">
            <text:p>50.103</text:p>
          </table:table-cell>
          <table:table-cell office:value-type="float" office:value="13899" table:style-name="ce81">
            <text:p>13.899</text:p>
          </table:table-cell>
          <table:table-cell office:value-type="percentage" office:value="0.2774085384108736" table:style-name="ce82">
            <text:p>27,74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9328" table:style-name="ce81">
            <text:p>149.328</text:p>
          </table:table-cell>
          <table:table-cell office:value-type="float" office:value="45536" table:style-name="ce81">
            <text:p>45.536</text:p>
          </table:table-cell>
          <table:table-cell office:value-type="percentage" office:value="0.30493946212364725" table:style-name="ce82">
            <text:p>30,49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8455" table:style-name="ce81">
            <text:p>8.455</text:p>
          </table:table-cell>
          <table:table-cell office:value-type="float" office:value="2013" table:style-name="ce81">
            <text:p>2.013</text:p>
          </table:table-cell>
          <table:table-cell office:value-type="percentage" office:value="0.23808397397989356" table:style-name="ce82">
            <text:p>23,81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07" table:style-name="ce81">
            <text:p>9.707</text:p>
          </table:table-cell>
          <table:table-cell office:value-type="float" office:value="2482" table:style-name="ce81">
            <text:p>2.482</text:p>
          </table:table-cell>
          <table:table-cell office:value-type="percentage" office:value="0.25569176882661998" table:style-name="ce82">
            <text:p>25,57%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14">
          <table:table-cell office:value-type="string" table:style-name="ce80">
            <text:p>Fuerzas Armadas*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1-12-29T00:00:00" table:style-name="ce83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5">
            <text:p>Sanidad Exterior</text:p>
          </table:table-cell>
          <table:table-cell office:value-type="string" table:style-name="ce86">
            <text:p>-</text:p>
          </table:table-cell>
          <table:table-cell office:value-type="float" office:value="0" table:style-name="ce86">
            <text:p>0</text:p>
          </table:table-cell>
          <table:table-cell office:value-type="string" table:style-name="ce86">
            <text:p>-</text:p>
          </table:table-cell>
          <table:table-cell office:value-type="date" office:date-value="2021-12-29T00:00:00" table:style-name="ce87">
            <text:p>29/12/2021</text:p>
          </table:table-cell>
          <table:table-cell table:number-columns-repeated="6" table:style-name="ce1"/>
          <table:table-cell table:style-name="ce62"/>
          <table:table-cell table:number-columns-repeated="16372"/>
        </table:table-row>
        <table:table-row table:style-name="ro5">
          <table:table-cell office:value-type="string" table:style-name="ce88">
            <text:p>Totales</text:p>
          </table:table-cell>
          <table:table-cell office:value-type="float" office:value="3349276" table:style-name="ce68">
            <text:p>3.349.276</text:p>
          </table:table-cell>
          <table:table-cell office:value-type="float" office:value="898676" table:style-name="ce68">
            <text:p>898.676</text:p>
          </table:table-cell>
          <table:table-cell office:value-type="percentage" office:value="0.26831948158348251" table:style-name="ce69">
            <text:p>26,83%</text:p>
          </table:table-cell>
          <table:table-cell table:style-name="ce89"/>
          <table:table-cell table:number-columns-repeated="6" table:style-name="ce1"/>
          <table:table-cell table:style-name="ce62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30T15:03:21Z</dc:date>
  </office:meta>
</office:document-meta>
</file>